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2.32" style:family="table-row">
      <style:table-row-properties style:min-row-height="0.561cm" fo:keep-together="always"/>
    </style:style>
    <style:style style:name="Table5" style:family="table">
      <style:table-properties style:width="15.402cm" table:align="center" style:may-break-between-rows="true"/>
    </style:style>
    <style:style style:name="Table5.A" style:family="table-column">
      <style:table-column-properties style:column-width="0.688cm"/>
    </style:style>
    <style:style style:name="Table5.B" style:family="table-column">
      <style:table-column-properties style:column-width="5.927cm"/>
    </style:style>
    <style:style style:name="Table5.C" style:family="table-column">
      <style:table-column-properties style:column-width="8.788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7" style:family="table">
      <style:table-properties style:width="15.108cm" table:align="center"/>
    </style:style>
    <style:style style:name="Table27.A" style:family="table-column">
      <style:table-column-properties style:column-width="3.969cm"/>
    </style:style>
    <style:style style:name="Table27.B" style:family="table-column">
      <style:table-column-properties style:column-width="2.434cm"/>
    </style:style>
    <style:style style:name="Table27.C" style:family="table-column">
      <style:table-column-properties style:column-width="8.705cm"/>
    </style:style>
    <style:style style:name="Table27.1" style:family="table-row">
      <style:table-row-properties fo:keep-together="always"/>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89cm" table:align="center" style:may-break-between-rows="true"/>
    </style:style>
    <style:style style:name="Table17.A" style:family="table-column">
      <style:table-column-properties style:column-width="3.849cm"/>
    </style:style>
    <style:style style:name="Table17.B" style:family="table-column">
      <style:table-column-properties style:column-width="11.441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6.115cm" table:align="center" style:may-break-between-rows="true"/>
    </style:style>
    <style:style style:name="Table25.A" style:family="table-column">
      <style:table-column-properties style:column-width="0.7cm"/>
    </style:style>
    <style:style style:name="Table25.B" style:family="table-column">
      <style:table-column-properties style:column-width="5.597cm"/>
    </style:style>
    <style:style style:name="Table25.C" style:family="table-column">
      <style:table-column-properties style:column-width="9.818cm"/>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5.293cm" table:align="center" style:may-break-between-rows="false"/>
    </style:style>
    <style:style style:name="Table26.A" style:family="table-column">
      <style:table-column-properties style:column-width="4.604cm"/>
    </style:style>
    <style:style style:name="Table26.B" style:family="table-column">
      <style:table-column-properties style:column-width="10.689cm"/>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3.998cm" style:type="right" style:leader-style="dotted" style:leader-text="."/>
        </style:tab-stops>
      </style:paragraph-properties>
    </style:style>
    <style:style style:name="P8" style:family="paragraph" style:parent-style-name="Contents_20_2">
      <style:paragraph-properties>
        <style:tab-stops>
          <style:tab-stop style:position="12.998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text-properties fo:language="en" fo:country="GB" fo:font-style="normal" fo:font-weight="bold" style:font-style-asian="normal" style:font-weight-asian="bold" style:font-style-complex="normal" style:font-weight-complex="bold"/>
    </style:style>
    <style:style style:name="P39" style:family="paragraph" style:parent-style-name="Standard">
      <style:text-properties fo:language="en" fo:country="GB" fo:font-weight="bold" style:font-weight-asian="bold" style:font-weight-complex="bold"/>
    </style:style>
    <style:style style:name="P40"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41" style:family="paragraph" style:parent-style-name="Table_20_Contents">
      <style:text-properties fo:language="en" fo:country="GB" officeooo:rsid="0095aab7" officeooo:paragraph-rsid="0095aab7"/>
    </style:style>
    <style:style style:name="P42" style:family="paragraph" style:parent-style-name="Table_20_Contents">
      <style:text-properties fo:language="en" fo:country="GB" officeooo:rsid="00e81b5f" officeooo:paragraph-rsid="00e81b5f"/>
    </style:style>
    <style:style style:name="P43" style:family="paragraph" style:parent-style-name="Standard">
      <style:text-properties fo:font-weight="bold" style:font-weight-asian="bold" style:font-weight-complex="bold"/>
    </style:style>
    <style:style style:name="P44" style:family="paragraph" style:parent-style-name="Table_20_Contents">
      <style:text-properties fo:language="en" fo:country="GB" officeooo:rsid="0095aab7" officeooo:paragraph-rsid="00977bce"/>
    </style:style>
    <style:style style:name="P45" style:family="paragraph" style:parent-style-name="Standard">
      <style:text-properties officeooo:rsid="00d70375" officeooo:paragraph-rsid="00d70375"/>
    </style:style>
    <style:style style:name="P46" style:family="paragraph" style:parent-style-name="Standard">
      <style:text-properties officeooo:rsid="00d70375" officeooo:paragraph-rsid="00db2838"/>
    </style:style>
    <style:style style:name="P47"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48" style:family="paragraph" style:parent-style-name="Standard">
      <style:paragraph-properties fo:text-align="center" style:justify-single-word="false"/>
    </style:style>
    <style:style style:name="P49" style:family="paragraph" style:parent-style-name="Table_20_Contents">
      <style:paragraph-properties fo:text-align="center" style:justify-single-word="false"/>
      <style:text-properties fo:language="en" fo:country="GB"/>
    </style:style>
    <style:style style:name="P50" style:family="paragraph" style:parent-style-name="Standard">
      <style:text-properties fo:language="en" fo:country="GB" fo:background-color="transparent"/>
    </style:style>
    <style:style style:name="P51" style:family="paragraph" style:parent-style-name="Table_20_Contents">
      <style:text-properties fo:language="en" fo:country="GB" fo:background-color="transparent"/>
    </style:style>
    <style:style style:name="P52" style:family="paragraph" style:parent-style-name="Standard">
      <style:paragraph-properties fo:text-align="end" style:justify-single-word="false"/>
      <style:text-properties fo:language="en" fo:country="GB"/>
    </style:style>
    <style:style style:name="P53" style:family="paragraph" style:parent-style-name="Standard">
      <style:text-properties officeooo:rsid="0097e295" officeooo:paragraph-rsid="0097e295"/>
    </style:style>
    <style:style style:name="P54" style:family="paragraph" style:parent-style-name="Table_20_Contents">
      <style:text-properties fo:language="en" fo:country="GB" officeooo:rsid="0097e295" officeooo:paragraph-rsid="0097e295"/>
    </style:style>
    <style:style style:name="P55" style:family="paragraph" style:parent-style-name="Standard">
      <style:paragraph-properties fo:text-align="center" style:justify-single-word="false"/>
      <style:text-properties fo:language="en" fo:country="GB" officeooo:paragraph-rsid="0097e295"/>
    </style:style>
    <style:style style:name="P56" style:family="paragraph" style:parent-style-name="Standard">
      <style:paragraph-properties fo:text-align="center" style:justify-single-word="false"/>
      <style:text-properties fo:language="en" fo:country="GB" officeooo:paragraph-rsid="00985593"/>
    </style:style>
    <style:style style:name="P57" style:family="paragraph" style:parent-style-name="Standard">
      <style:paragraph-properties fo:text-align="center" style:justify-single-word="false"/>
      <style:text-properties fo:language="en" fo:country="GB" officeooo:paragraph-rsid="0098a65c"/>
    </style:style>
    <style:style style:name="P58" style:family="paragraph" style:parent-style-name="Standard">
      <style:text-properties officeooo:rsid="00e837b8" officeooo:paragraph-rsid="00e837b8"/>
    </style:style>
    <style:style style:name="P59" style:family="paragraph" style:parent-style-name="Table_20_Contents">
      <style:text-properties fo:language="en" fo:country="GB" officeooo:rsid="00e837b8" officeooo:paragraph-rsid="00e837b8"/>
    </style:style>
    <style:style style:name="P60" style:family="paragraph" style:parent-style-name="Standard">
      <style:paragraph-properties fo:text-align="center" style:justify-single-word="false"/>
      <style:text-properties officeooo:paragraph-rsid="00e837b8"/>
    </style:style>
    <style:style style:name="P61" style:family="paragraph" style:parent-style-name="Standard">
      <style:text-properties officeooo:paragraph-rsid="00985593"/>
    </style:style>
    <style:style style:name="P62" style:family="paragraph" style:parent-style-name="Standard">
      <style:text-properties officeooo:rsid="0098a65c" officeooo:paragraph-rsid="0098a65c"/>
    </style:style>
    <style:style style:name="P63" style:family="paragraph" style:parent-style-name="Table_20_Contents">
      <style:text-properties fo:language="en" fo:country="GB" officeooo:rsid="00a969d1" officeooo:paragraph-rsid="00a969d1"/>
    </style:style>
    <style:style style:name="P64" style:family="paragraph" style:parent-style-name="Table_20_Contents">
      <style:text-properties fo:language="en" fo:country="GB" officeooo:rsid="00a9f216" officeooo:paragraph-rsid="00a9f216"/>
    </style:style>
    <style:style style:name="P65" style:family="paragraph" style:parent-style-name="Table_20_Contents">
      <style:text-properties fo:language="en" fo:country="GB" officeooo:paragraph-rsid="00ab74f1"/>
    </style:style>
    <style:style style:name="P66" style:family="paragraph" style:parent-style-name="Table_20_Contents">
      <style:text-properties fo:language="en" fo:country="GB" officeooo:paragraph-rsid="0121fa80"/>
    </style:style>
    <style:style style:name="P67" style:family="paragraph" style:parent-style-name="Table_20_Contents">
      <style:text-properties fo:language="en" fo:country="GB" officeooo:paragraph-rsid="00ad3c41"/>
    </style:style>
    <style:style style:name="P68" style:family="paragraph" style:parent-style-name="Table_20_Contents">
      <style:text-properties fo:language="en" fo:country="GB" officeooo:rsid="00aef112" officeooo:paragraph-rsid="00aef112"/>
    </style:style>
    <style:style style:name="P69" style:family="paragraph" style:parent-style-name="Table_20_Contents">
      <style:text-properties fo:language="en" fo:country="GB" officeooo:rsid="00b04ff4" officeooo:paragraph-rsid="00b04ff4"/>
    </style:style>
    <style:style style:name="P70" style:family="paragraph" style:parent-style-name="Table_20_Contents">
      <style:text-properties fo:language="en" fo:country="GB" officeooo:rsid="011b40ef" officeooo:paragraph-rsid="011b40ef"/>
    </style:style>
    <style:style style:name="P71" style:family="paragraph" style:parent-style-name="Standard">
      <style:text-properties fo:language="en" fo:country="GB" fo:font-style="normal" fo:font-weight="normal" style:font-style-asian="normal" style:font-weight-asian="normal" style:font-style-complex="normal" style:font-weight-complex="normal"/>
    </style:style>
    <style:style style:name="P72" style:family="paragraph" style:parent-style-name="Heading_20_2">
      <style:text-properties fo:language="en" fo:country="GB" officeooo:paragraph-rsid="011b40ef"/>
    </style:style>
    <style:style style:name="P73" style:family="paragraph" style:parent-style-name="Standard">
      <style:text-properties fo:language="en" fo:country="GB" officeooo:paragraph-rsid="011b40ef"/>
    </style:style>
    <style:style style:name="P74" style:family="paragraph" style:parent-style-name="Table_20_Contents">
      <style:text-properties fo:language="en" fo:country="GB" fo:font-weight="bold" officeooo:paragraph-rsid="011b40ef" style:font-weight-asian="bold" style:font-weight-complex="bold"/>
    </style:style>
    <style:style style:name="P75" style:family="paragraph" style:parent-style-name="Table_20_Contents">
      <style:text-properties fo:language="en" fo:country="GB" officeooo:paragraph-rsid="011b40ef"/>
    </style:style>
    <style:style style:name="P76" style:family="paragraph" style:parent-style-name="Table_20_Contents">
      <style:text-properties officeooo:paragraph-rsid="011b40ef"/>
    </style:style>
    <style:style style:name="P77" style:family="paragraph" style:parent-style-name="Table_20_Contents">
      <style:text-properties fo:language="en" fo:country="GB" officeooo:paragraph-rsid="00b31451"/>
    </style:style>
    <style:style style:name="P78" style:family="paragraph" style:parent-style-name="Table_20_Contents">
      <style:text-properties fo:language="en" fo:country="GB" fo:font-weight="normal" officeooo:rsid="00b31451" officeooo:paragraph-rsid="00b31451" style:font-weight-asian="normal" style:font-weight-complex="normal"/>
    </style:style>
    <style:style style:name="P79" style:family="paragraph" style:parent-style-name="Table_20_Contents">
      <style:text-properties fo:language="en" fo:country="GB" fo:font-weight="normal" officeooo:paragraph-rsid="00b31451" style:font-weight-asian="normal" style:font-weight-complex="normal"/>
    </style:style>
    <style:style style:name="P80" style:family="paragraph" style:parent-style-name="Table_20_Contents">
      <style:text-properties fo:language="en" fo:country="GB" officeooo:rsid="00b22bae" officeooo:paragraph-rsid="00b22bae"/>
    </style:style>
    <style:style style:name="P81" style:family="paragraph" style:parent-style-name="Text_20_body">
      <style:text-properties fo:language="en" fo:country="GB"/>
    </style:style>
    <style:style style:name="P82" style:family="paragraph" style:parent-style-name="Table_20_Contents">
      <style:text-properties fo:language="en" fo:country="GB" officeooo:paragraph-rsid="003289e4"/>
    </style:style>
    <style:style style:name="P83" style:family="paragraph" style:parent-style-name="Table_20_Contents">
      <style:text-properties fo:language="en" fo:country="GB" officeooo:rsid="00812bdb" officeooo:paragraph-rsid="00812bdb"/>
    </style:style>
    <style:style style:name="P84" style:family="paragraph" style:parent-style-name="Table_20_Contents">
      <style:text-properties fo:language="en" fo:country="GB" officeooo:rsid="00812bdb" officeooo:paragraph-rsid="00825b50"/>
    </style:style>
    <style:style style:name="P85" style:family="paragraph" style:parent-style-name="Text_20_body">
      <style:text-properties fo:language="en" fo:country="GB" officeooo:rsid="00601b54" officeooo:paragraph-rsid="00601b54"/>
    </style:style>
    <style:style style:name="P86" style:family="paragraph" style:parent-style-name="Table_20_Contents">
      <style:text-properties fo:language="en" fo:country="GB" officeooo:paragraph-rsid="002d759c"/>
    </style:style>
    <style:style style:name="P87" style:family="paragraph" style:parent-style-name="Standard">
      <style:text-properties officeooo:rsid="002d759c"/>
    </style:style>
    <style:style style:name="P88" style:family="paragraph" style:parent-style-name="Heading_20_2">
      <style:text-properties fo:language="en" fo:country="GB" officeooo:paragraph-rsid="002d759c"/>
    </style:style>
    <style:style style:name="P89" style:family="paragraph" style:parent-style-name="Text_20_body">
      <style:text-properties fo:language="en" fo:country="GB" officeooo:paragraph-rsid="002d759c"/>
    </style:style>
    <style:style style:name="P90" style:family="paragraph" style:parent-style-name="Table_20_Contents">
      <style:text-properties fo:language="en" fo:country="GB" fo:font-weight="bold" officeooo:paragraph-rsid="002d759c" style:font-weight-asian="bold" style:font-weight-complex="bold"/>
    </style:style>
    <style:style style:name="P91" style:family="paragraph" style:parent-style-name="Heading_20_2">
      <style:text-properties fo:language="en" fo:country="GB" officeooo:paragraph-rsid="002e6a67"/>
    </style:style>
    <style:style style:name="P92" style:family="paragraph" style:parent-style-name="Text_20_body">
      <style:text-properties fo:language="en" fo:country="GB" officeooo:paragraph-rsid="002e6a67"/>
    </style:style>
    <style:style style:name="P93" style:family="paragraph" style:parent-style-name="Table_20_Contents">
      <style:text-properties fo:language="en" fo:country="GB" fo:font-weight="bold" officeooo:paragraph-rsid="002e6a67" style:font-weight-asian="bold" style:font-weight-complex="bold"/>
    </style:style>
    <style:style style:name="P94" style:family="paragraph" style:parent-style-name="Table_20_Contents">
      <style:text-properties fo:language="en" fo:country="GB" officeooo:paragraph-rsid="002e6a67"/>
    </style:style>
    <style:style style:name="P95" style:family="paragraph" style:parent-style-name="Table_20_Contents">
      <style:text-properties fo:language="en" fo:country="GB" officeooo:rsid="00b47298" officeooo:paragraph-rsid="00b47298" fo:background-color="transparent"/>
    </style:style>
    <style:style style:name="P96" style:family="paragraph" style:parent-style-name="Table_20_Contents">
      <style:text-properties fo:language="en" fo:country="GB" officeooo:rsid="00b47298" officeooo:paragraph-rsid="00b5bac9" fo:background-color="transparent"/>
    </style:style>
    <style:style style:name="P97" style:family="paragraph" style:parent-style-name="Table_20_Contents">
      <style:text-properties fo:language="en" fo:country="GB" officeooo:paragraph-rsid="01177913" fo:background-color="transparent"/>
    </style:style>
    <style:style style:name="P98" style:family="paragraph" style:parent-style-name="Table_20_Contents">
      <style:text-properties fo:language="en" fo:country="GB" officeooo:rsid="00b47298" officeooo:paragraph-rsid="00b7ac90" fo:background-color="transparent"/>
    </style:style>
    <style:style style:name="P99" style:family="paragraph" style:parent-style-name="Table_20_Contents">
      <style:text-properties fo:language="en" fo:country="GB" officeooo:rsid="0100f985" officeooo:paragraph-rsid="0103d46e" fo:background-color="transparent"/>
    </style:style>
    <style:style style:name="P100" style:family="paragraph" style:parent-style-name="Table_20_Contents">
      <style:text-properties fo:language="en" fo:country="GB" officeooo:paragraph-rsid="00d389b1" fo:background-color="transparent"/>
    </style:style>
    <style:style style:name="P101" style:family="paragraph" style:parent-style-name="Table_20_Contents">
      <style:text-properties fo:language="en" fo:country="GB" officeooo:paragraph-rsid="00fd1011"/>
    </style:style>
    <style:style style:name="P102" style:family="paragraph" style:parent-style-name="Table_20_Contents">
      <style:text-properties fo:language="en" fo:country="GB" officeooo:rsid="00c9d91b" officeooo:paragraph-rsid="00fdcdcb" fo:background-color="transparent"/>
    </style:style>
    <style:style style:name="P103" style:family="paragraph" style:parent-style-name="Table_20_Contents">
      <style:text-properties fo:language="en" fo:country="GB" officeooo:rsid="00cbafda" officeooo:paragraph-rsid="00fa987d"/>
    </style:style>
    <style:style style:name="P104" style:family="paragraph" style:parent-style-name="Table_20_Contents" style:list-style-name="L1">
      <style:text-properties fo:language="en" fo:country="GB"/>
    </style:style>
    <style:style style:name="P105" style:family="paragraph" style:parent-style-name="Text_20_body">
      <style:text-properties fo:language="en" fo:country="GB" officeooo:rsid="00601b54" officeooo:paragraph-rsid="006b38fc"/>
    </style:style>
    <style:style style:name="P106" style:family="paragraph" style:parent-style-name="Heading_20_1">
      <style:text-properties fo:language="en" fo:country="GB" officeooo:paragraph-rsid="009ca5fe"/>
    </style:style>
    <style:style style:name="P107" style:family="paragraph" style:parent-style-name="Text_20_body">
      <style:text-properties fo:language="en" fo:country="GB" officeooo:paragraph-rsid="009ca5fe"/>
    </style:style>
    <style:style style:name="P108" style:family="paragraph" style:parent-style-name="Heading_20_2">
      <style:text-properties fo:language="en" fo:country="GB" officeooo:paragraph-rsid="009e8ee7"/>
    </style:style>
    <style:style style:name="P109" style:family="paragraph" style:parent-style-name="Table_20_Contents">
      <style:text-properties fo:language="en" fo:country="GB" fo:font-weight="bold" officeooo:paragraph-rsid="009e8ee7" style:font-weight-asian="bold" style:font-weight-complex="bold"/>
    </style:style>
    <style:style style:name="P110" style:family="paragraph" style:parent-style-name="Table_20_Contents">
      <style:text-properties fo:language="en" fo:country="GB" officeooo:paragraph-rsid="009e8ee7"/>
    </style:style>
    <style:style style:name="P111" style:family="paragraph" style:parent-style-name="Table_20_Contents">
      <style:text-properties fo:language="en" fo:country="GB" officeooo:paragraph-rsid="00cf4a00"/>
    </style:style>
    <style:style style:name="P112" style:family="paragraph" style:parent-style-name="Table_20_Contents">
      <style:text-properties fo:language="en" fo:country="GB" officeooo:rsid="00a14544" officeooo:paragraph-rsid="00a14544"/>
    </style:style>
    <style:style style:name="P113" style:family="paragraph" style:parent-style-name="Table_20_Contents">
      <style:text-properties fo:language="en" fo:country="GB" officeooo:rsid="00a14544" officeooo:paragraph-rsid="01124107"/>
    </style:style>
    <style:style style:name="P114" style:family="paragraph" style:parent-style-name="Table_20_Contents">
      <style:text-properties fo:language="en" fo:country="GB" officeooo:rsid="00a14544" officeooo:paragraph-rsid="00a14544" fo:background-color="transparent"/>
    </style:style>
    <style:style style:name="P115" style:family="paragraph" style:parent-style-name="Table_20_Contents">
      <style:text-properties fo:language="en" fo:country="GB" officeooo:rsid="00c9d91b" officeooo:paragraph-rsid="00c9d91b" fo:background-color="transparent"/>
    </style:style>
    <style:style style:name="P116" style:family="paragraph" style:parent-style-name="Table_20_Contents">
      <style:text-properties fo:language="en" fo:country="GB" officeooo:paragraph-rsid="009e8ee7" fo:background-color="transparent"/>
    </style:style>
    <style:style style:name="P117" style:family="paragraph" style:parent-style-name="Standard">
      <style:text-properties fo:language="en" fo:country="GB" officeooo:paragraph-rsid="009e8ee7"/>
    </style:style>
    <style:style style:name="P118" style:family="paragraph" style:parent-style-name="Heading_20_2">
      <style:text-properties fo:language="en" fo:country="GB" officeooo:paragraph-rsid="00a3aa40"/>
    </style:style>
    <style:style style:name="P119" style:family="paragraph" style:parent-style-name="Text_20_body">
      <style:text-properties fo:language="en" fo:country="GB" officeooo:paragraph-rsid="00a3aa40"/>
    </style:style>
    <style:style style:name="P120" style:family="paragraph" style:parent-style-name="Table_20_Contents">
      <style:text-properties fo:language="en" fo:country="GB" fo:font-weight="bold" officeooo:paragraph-rsid="00a3aa40" style:font-weight-asian="bold" style:font-weight-complex="bold"/>
    </style:style>
    <style:style style:name="P121" style:family="paragraph" style:parent-style-name="Table_20_Contents">
      <style:text-properties fo:language="en" fo:country="GB" officeooo:paragraph-rsid="00a3aa40"/>
    </style:style>
    <style:style style:name="P122" style:family="paragraph" style:parent-style-name="Table_20_Contents">
      <style:text-properties fo:language="en" fo:country="GB" officeooo:rsid="00b9b2c3" officeooo:paragraph-rsid="00b9b2c3"/>
    </style:style>
    <style:style style:name="P123" style:family="paragraph" style:parent-style-name="Table_20_Contents">
      <style:text-properties fo:language="en" fo:country="GB" officeooo:rsid="00bbdf73" officeooo:paragraph-rsid="00bbdf73"/>
    </style:style>
    <style:style style:name="P124" style:family="paragraph" style:parent-style-name="Table_20_Contents">
      <style:text-properties fo:language="en" fo:country="GB" officeooo:paragraph-rsid="010ebc54"/>
    </style:style>
    <style:style style:name="P125" style:family="paragraph" style:parent-style-name="Table_20_Contents">
      <style:text-properties fo:language="en" fo:country="GB" officeooo:rsid="00cbafda" officeooo:paragraph-rsid="00cbafda"/>
    </style:style>
    <style:style style:name="P126" style:family="paragraph" style:parent-style-name="Table_20_Contents">
      <style:text-properties fo:language="en" fo:country="GB" officeooo:paragraph-rsid="00bf2539"/>
    </style:style>
    <style:style style:name="P127" style:family="paragraph" style:parent-style-name="Standard">
      <style:text-properties fo:language="en" fo:country="GB" officeooo:paragraph-rsid="00a3aa40"/>
    </style:style>
    <style:style style:name="P128" style:family="paragraph" style:parent-style-name="Text_20_body">
      <style:text-properties fo:language="en" fo:country="GB" officeooo:rsid="00601b54" officeooo:paragraph-rsid="010ebc54"/>
    </style:style>
    <style:style style:name="P129" style:family="paragraph" style:parent-style-name="Heading_20_1">
      <style:text-properties fo:language="en" fo:country="GB" officeooo:paragraph-rsid="00e00775"/>
    </style:style>
    <style:style style:name="P130" style:family="paragraph" style:parent-style-name="Text_20_body">
      <style:text-properties fo:language="en" fo:country="GB" officeooo:paragraph-rsid="00e00775"/>
    </style:style>
    <style:style style:name="P131" style:family="paragraph" style:parent-style-name="Heading_20_2">
      <style:text-properties fo:language="en" fo:country="GB" officeooo:paragraph-rsid="00e0aa6c"/>
    </style:style>
    <style:style style:name="P132" style:family="paragraph" style:parent-style-name="Table_20_Contents">
      <style:text-properties fo:language="en" fo:country="GB" fo:font-weight="bold" officeooo:paragraph-rsid="00e0aa6c" style:font-weight-asian="bold" style:font-weight-complex="bold"/>
    </style:style>
    <style:style style:name="P133" style:family="paragraph" style:parent-style-name="Table_20_Contents">
      <style:text-properties fo:language="en" fo:country="GB" officeooo:paragraph-rsid="00e0aa6c"/>
    </style:style>
    <style:style style:name="P134" style:family="paragraph" style:parent-style-name="Table_20_Contents">
      <style:text-properties fo:language="en" fo:country="GB" fo:font-weight="normal" officeooo:paragraph-rsid="00e0aa6c" style:font-weight-asian="normal" style:font-weight-complex="normal"/>
    </style:style>
    <style:style style:name="P135" style:family="paragraph" style:parent-style-name="Table_20_Contents">
      <style:text-properties fo:language="en" fo:country="GB" officeooo:rsid="00a14544" officeooo:paragraph-rsid="011aaf58"/>
    </style:style>
    <style:style style:name="P136" style:family="paragraph" style:parent-style-name="Table_20_Contents">
      <style:text-properties fo:language="en" fo:country="GB" fo:font-weight="normal" officeooo:paragraph-rsid="00ea36a5" style:font-weight-asian="normal" style:font-weight-complex="normal"/>
    </style:style>
    <style:style style:name="P137" style:family="paragraph" style:parent-style-name="Table_20_Contents">
      <style:text-properties fo:language="en" fo:country="GB" officeooo:rsid="00a14544" officeooo:paragraph-rsid="01074d93"/>
    </style:style>
    <style:style style:name="P138" style:family="paragraph" style:parent-style-name="Table_20_Contents">
      <style:text-properties fo:language="en" fo:country="GB" officeooo:rsid="00a14544" officeooo:paragraph-rsid="0114cf39"/>
    </style:style>
    <style:style style:name="P139" style:family="paragraph" style:parent-style-name="Table_20_Contents">
      <style:text-properties fo:language="en" fo:country="GB" officeooo:rsid="00a14544" officeooo:paragraph-rsid="00e0aa6c"/>
    </style:style>
    <style:style style:name="P140" style:family="paragraph" style:parent-style-name="Table_20_Contents">
      <style:text-properties fo:language="en" fo:country="GB" officeooo:rsid="00a14544" officeooo:paragraph-rsid="011f2ed3"/>
    </style:style>
    <style:style style:name="P141" style:family="paragraph" style:parent-style-name="Table_20_Contents">
      <style:text-properties fo:language="en" fo:country="GB" fo:font-weight="normal" officeooo:paragraph-rsid="00ecda31" style:font-weight-asian="normal" style:font-weight-complex="normal"/>
    </style:style>
    <style:style style:name="P142" style:family="paragraph" style:parent-style-name="Table_20_Contents">
      <style:text-properties fo:language="en" fo:country="GB" officeooo:rsid="00a14544" officeooo:paragraph-rsid="00f5826f"/>
    </style:style>
    <style:style style:name="P143" style:family="paragraph" style:parent-style-name="Table_20_Contents">
      <style:text-properties fo:language="en" fo:country="GB" officeooo:paragraph-rsid="00ec283f"/>
    </style:style>
    <style:style style:name="P144" style:family="paragraph" style:parent-style-name="Table_20_Contents">
      <style:text-properties fo:language="en" fo:country="GB" officeooo:rsid="00a14544" officeooo:paragraph-rsid="0108abf0" fo:background-color="transparent"/>
    </style:style>
    <style:style style:name="P145" style:family="paragraph" style:parent-style-name="Table_20_Contents">
      <style:text-properties fo:language="en" fo:country="GB" officeooo:rsid="00a14544" officeooo:paragraph-rsid="00ec283f" fo:background-color="transparent"/>
    </style:style>
    <style:style style:name="P146" style:family="paragraph" style:parent-style-name="Table_20_Contents">
      <style:text-properties fo:language="en" fo:country="GB" officeooo:paragraph-rsid="00f75965"/>
    </style:style>
    <style:style style:name="P147" style:family="paragraph" style:parent-style-name="Table_20_Contents">
      <style:text-properties fo:language="en" fo:country="GB" officeooo:rsid="00a14544" officeooo:paragraph-rsid="00f75965" fo:background-color="transparent"/>
    </style:style>
    <style:style style:name="P148" style:family="paragraph" style:parent-style-name="Table_20_Contents">
      <style:text-properties fo:language="en" fo:country="GB" officeooo:rsid="00f8474a" officeooo:paragraph-rsid="00f8474a"/>
    </style:style>
    <style:style style:name="P149" style:family="paragraph" style:parent-style-name="Table_20_Contents">
      <style:text-properties fo:language="en" fo:country="GB" officeooo:rsid="00f8474a" officeooo:paragraph-rsid="00f8941b" fo:background-color="transparent"/>
    </style:style>
    <style:style style:name="P150" style:family="paragraph" style:parent-style-name="Table_20_Contents">
      <style:text-properties fo:language="en" fo:country="GB" officeooo:rsid="00c9d91b" officeooo:paragraph-rsid="00e0aa6c" fo:background-color="transparent"/>
    </style:style>
    <style:style style:name="P151" style:family="paragraph" style:parent-style-name="Table_20_Contents">
      <style:text-properties fo:language="en" fo:country="GB" officeooo:paragraph-rsid="00e0aa6c" fo:background-color="transparent"/>
    </style:style>
    <style:style style:name="P152" style:family="paragraph" style:parent-style-name="Standard">
      <style:text-properties fo:language="en" fo:country="GB" officeooo:paragraph-rsid="00e0aa6c"/>
    </style:style>
    <style:style style:name="P153" style:family="paragraph" style:parent-style-name="Heading_20_2">
      <style:text-properties fo:language="en" fo:country="GB" officeooo:paragraph-rsid="00e3d4a4"/>
    </style:style>
    <style:style style:name="P154" style:family="paragraph" style:parent-style-name="Text_20_body">
      <style:text-properties fo:language="en" fo:country="GB" officeooo:paragraph-rsid="00e3d4a4"/>
    </style:style>
    <style:style style:name="P155" style:family="paragraph" style:parent-style-name="Table_20_Contents">
      <style:text-properties fo:language="en" fo:country="GB" fo:font-weight="bold" officeooo:paragraph-rsid="00e3d4a4" style:font-weight-asian="bold" style:font-weight-complex="bold"/>
    </style:style>
    <style:style style:name="P156" style:family="paragraph" style:parent-style-name="Table_20_Contents">
      <style:text-properties fo:language="en" fo:country="GB" officeooo:paragraph-rsid="00e3d4a4"/>
    </style:style>
    <style:style style:name="P157" style:family="paragraph" style:parent-style-name="Table_20_Contents">
      <style:text-properties fo:language="en" fo:country="GB" officeooo:rsid="00cbafda" officeooo:paragraph-rsid="00e3d4a4"/>
    </style:style>
    <style:style style:name="P158" style:family="paragraph" style:parent-style-name="Standard">
      <style:text-properties fo:language="en" fo:country="GB" officeooo:paragraph-rsid="00e3d4a4"/>
    </style:style>
    <style:style style:name="P159" style:family="paragraph" style:parent-style-name="Text_20_body">
      <style:text-properties fo:language="en" fo:country="GB" officeooo:rsid="00601b54" officeooo:paragraph-rsid="00e3d4a4"/>
    </style:style>
    <style:style style:name="P160" style:family="paragraph" style:parent-style-name="Table_20_Contents">
      <style:text-properties fo:language="en" fo:country="GB" officeooo:rsid="0067a4bb" officeooo:paragraph-rsid="006a9a05"/>
    </style:style>
    <style:style style:name="P161" style:family="paragraph" style:parent-style-name="Table_20_Contents">
      <style:text-properties fo:language="en" fo:country="GB" officeooo:rsid="002a7283" officeooo:paragraph-rsid="002a7283"/>
    </style:style>
    <style:style style:name="P162" style:family="paragraph" style:parent-style-name="Table_20_Contents">
      <style:text-properties fo:language="en" fo:country="GB" officeooo:rsid="005d363a" officeooo:paragraph-rsid="005d363a"/>
    </style:style>
    <style:style style:name="P163" style:family="paragraph" style:parent-style-name="Table_20_Contents">
      <style:text-properties fo:language="en" fo:country="GB" officeooo:rsid="00241cb5" officeooo:paragraph-rsid="00596508"/>
    </style:style>
    <style:style style:name="P164" style:family="paragraph" style:parent-style-name="Table_20_Contents">
      <style:text-properties fo:language="en" fo:country="GB" officeooo:rsid="0067a4bb" officeooo:paragraph-rsid="0067a4bb"/>
    </style:style>
    <style:style style:name="P165" style:family="paragraph" style:parent-style-name="Table_20_Contents">
      <style:text-properties fo:language="en" fo:country="GB" officeooo:paragraph-rsid="006b38fc"/>
    </style:style>
    <style:style style:name="P166" style:family="paragraph" style:parent-style-name="Table_20_Contents">
      <style:text-properties fo:language="en" fo:country="GB" officeooo:rsid="00241cb5" officeooo:paragraph-rsid="002a7283"/>
    </style:style>
    <style:style style:name="P167" style:family="paragraph" style:parent-style-name="Table_20_Contents">
      <style:text-properties fo:language="en" fo:country="GB" officeooo:rsid="006e2678" officeooo:paragraph-rsid="006e2678"/>
    </style:style>
    <style:style style:name="P168" style:family="paragraph" style:parent-style-name="Table_20_Contents">
      <style:text-properties fo:language="en" fo:country="GB" officeooo:rsid="00241cb5" officeooo:paragraph-rsid="00241cb5"/>
    </style:style>
    <style:style style:name="P169" style:family="paragraph" style:parent-style-name="Table_20_Contents">
      <style:text-properties fo:language="en" fo:country="GB" officeooo:rsid="00241cb5" officeooo:paragraph-rsid="007718bd"/>
    </style:style>
    <style:style style:name="P170" style:family="paragraph" style:parent-style-name="Table_20_Contents">
      <style:text-properties fo:language="en" fo:country="GB" officeooo:rsid="006e2678" officeooo:paragraph-rsid="006f2d9c"/>
    </style:style>
    <style:style style:name="P171" style:family="paragraph" style:parent-style-name="Table_20_Contents">
      <style:text-properties fo:language="en" fo:country="GB" officeooo:paragraph-rsid="00794e83"/>
    </style:style>
    <style:style style:name="P172" style:family="paragraph" style:parent-style-name="Table_20_Contents">
      <style:text-properties fo:language="en" fo:country="GB" officeooo:rsid="00794e83" officeooo:paragraph-rsid="00794e83"/>
    </style:style>
    <style:style style:name="P173" style:family="paragraph" style:parent-style-name="Text_20_body">
      <style:text-properties fo:language="en" fo:country="GB" officeooo:rsid="00601b54" officeooo:paragraph-rsid="0062b1f6"/>
    </style:style>
    <style:style style:name="P174" style:family="paragraph" style:parent-style-name="Standard">
      <style:text-properties fo:language="en" fo:country="GB" officeooo:paragraph-rsid="00241cb5"/>
    </style:style>
    <style:style style:name="P175" style:family="paragraph" style:parent-style-name="Text_20_body">
      <style:paragraph-properties fo:text-align="start" style:justify-single-word="false"/>
      <style:text-properties fo:language="en" fo:country="GB" fo:font-style="normal" style:font-style-asian="normal" style:font-style-complex="normal"/>
    </style:style>
    <style:style style:name="P176"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77" style:family="paragraph" style:parent-style-name="Heading_20_2">
      <style:paragraph-properties fo:text-align="start" style:justify-single-word="false"/>
      <style:text-properties fo:language="en" fo:country="GB"/>
    </style:style>
    <style:style style:name="T1" style:family="text">
      <style:text-properties officeooo:rsid="011aaf58"/>
    </style:style>
    <style:style style:name="T2" style:family="text">
      <style:text-properties officeooo:rsid="01205f00"/>
    </style:style>
    <style:style style:name="T3" style:family="text">
      <style:text-properties officeooo:rsid="00562b49"/>
    </style:style>
    <style:style style:name="T4" style:family="text">
      <style:text-properties fo:font-style="italic" style:font-style-asian="italic" style:font-style-complex="italic"/>
    </style:style>
    <style:style style:name="T5" style:family="text">
      <style:text-properties officeooo:rsid="003d195e"/>
    </style:style>
    <style:style style:name="T6" style:family="text">
      <style:text-properties officeooo:rsid="003e297d"/>
    </style:style>
    <style:style style:name="T7" style:family="text">
      <style:text-properties officeooo:rsid="0042ec05"/>
    </style:style>
    <style:style style:name="T8" style:family="text">
      <style:text-properties officeooo:rsid="0040d078"/>
    </style:style>
    <style:style style:name="T9" style:family="text">
      <style:text-properties officeooo:rsid="0042b168"/>
    </style:style>
    <style:style style:name="T10" style:family="text">
      <style:text-properties officeooo:rsid="004be837"/>
    </style:style>
    <style:style style:name="T11" style:family="text">
      <style:text-properties officeooo:rsid="00465e5b"/>
    </style:style>
    <style:style style:name="T12" style:family="text">
      <style:text-properties officeooo:rsid="004d089a"/>
    </style:style>
    <style:style style:name="T13" style:family="text">
      <style:text-properties fo:font-style="italic" officeooo:rsid="004d089a" style:font-style-asian="italic" style:font-style-complex="italic"/>
    </style:style>
    <style:style style:name="T14" style:family="text">
      <style:text-properties officeooo:rsid="004dad5b"/>
    </style:style>
    <style:style style:name="T15" style:family="text">
      <style:text-properties officeooo:rsid="00859149"/>
    </style:style>
    <style:style style:name="T16" style:family="text">
      <style:text-properties officeooo:rsid="0084f5ce"/>
    </style:style>
    <style:style style:name="T17" style:family="text">
      <style:text-properties fo:font-style="normal" style:text-underline-style="none" style:font-style-asian="normal" style:font-style-complex="normal"/>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05024f3" style:font-style-asian="italic" style:font-style-complex="italic"/>
    </style:style>
    <style:style style:name="T20" style:family="text">
      <style:text-properties fo:font-style="normal" style:text-underline-style="none" officeooo:rsid="005024f3" style:font-style-asian="normal" style:font-style-complex="normal"/>
    </style:style>
    <style:style style:name="T21" style:family="text">
      <style:text-properties fo:font-style="normal" style:text-underline-style="none" officeooo:rsid="003a1203" style:font-style-asian="normal" style:font-style-complex="normal"/>
    </style:style>
    <style:style style:name="T22" style:family="text">
      <style:text-properties officeooo:rsid="0087054a"/>
    </style:style>
    <style:style style:name="T23" style:family="text">
      <style:text-properties officeooo:rsid="008c3a24"/>
    </style:style>
    <style:style style:name="T24" style:family="text">
      <style:text-properties officeooo:rsid="008c46c8"/>
    </style:style>
    <style:style style:name="T25" style:family="text">
      <style:text-properties officeooo:rsid="008753a3"/>
    </style:style>
    <style:style style:name="T26" style:family="text">
      <style:text-properties fo:font-weight="normal" officeooo:rsid="0087054a" style:font-weight-asian="normal" style:font-weight-complex="normal"/>
    </style:style>
    <style:style style:name="T27" style:family="text">
      <style:text-properties officeooo:rsid="00894c2d"/>
    </style:style>
    <style:style style:name="T28" style:family="text">
      <style:text-properties fo:font-weight="normal" officeooo:rsid="00894c2d" style:font-weight-asian="normal" style:font-weight-complex="normal"/>
    </style:style>
    <style:style style:name="T29" style:family="text">
      <style:text-properties officeooo:rsid="0090ce71"/>
    </style:style>
    <style:style style:name="T30" style:family="text">
      <style:text-properties officeooo:rsid="008d3089"/>
    </style:style>
    <style:style style:name="T31" style:family="text">
      <style:text-properties officeooo:rsid="0091fe65"/>
    </style:style>
    <style:style style:name="T32" style:family="text">
      <style:text-properties officeooo:rsid="00934ad2"/>
    </style:style>
    <style:style style:name="T33" style:family="text">
      <style:text-properties fo:language="en" fo:country="GB"/>
    </style:style>
    <style:style style:name="T34" style:family="text">
      <style:text-properties fo:language="en" fo:country="GB" fo:font-weight="bold" style:font-style-asian="italic" style:font-weight-asian="bold" style:font-style-complex="italic" style:font-weight-complex="bold"/>
    </style:style>
    <style:style style:name="T35" style:family="text">
      <style:text-properties officeooo:rsid="00967168"/>
    </style:style>
    <style:style style:name="T36" style:family="text">
      <style:text-properties officeooo:rsid="00d70375"/>
    </style:style>
    <style:style style:name="T37" style:family="text">
      <style:text-properties officeooo:rsid="00977bce"/>
    </style:style>
    <style:style style:name="T38" style:family="text">
      <style:text-properties fo:language="en" fo:country="GB" officeooo:rsid="00d82568"/>
    </style:style>
    <style:style style:name="T39" style:family="text">
      <style:text-properties fo:language="en" fo:country="GB" officeooo:rsid="00dceb94"/>
    </style:style>
    <style:style style:name="T40" style:family="text">
      <style:text-properties fo:language="en" fo:country="GB" officeooo:rsid="00d95632"/>
    </style:style>
    <style:style style:name="T41" style:family="text">
      <style:text-properties fo:language="en" fo:country="GB" officeooo:rsid="00d8a875"/>
    </style:style>
    <style:style style:name="T42" style:family="text">
      <style:text-properties fo:language="en" fo:country="GB" fo:font-weight="normal" style:font-weight-asian="normal" style:font-weight-complex="normal"/>
    </style:style>
    <style:style style:name="T43" style:family="text">
      <style:text-properties style:use-window-font-color="true" loext:opacity="0%" fo:font-weight="normal" style:font-weight-asian="normal" style:font-weight-complex="normal"/>
    </style:style>
    <style:style style:name="T44" style:family="text">
      <style:text-properties style:use-window-font-color="true" loext:opacity="0%"/>
    </style:style>
    <style:style style:name="T45" style:family="text">
      <style:text-properties fo:language="en" fo:country="GB" fo:font-weight="bold" fo:background-color="transparent" loext:char-shading-value="0" style:font-weight-asian="bold" style:font-weight-complex="bold" style:text-rotation-angle="0" style:text-rotation-scale="line-height"/>
    </style:style>
    <style:style style:name="T46" style:family="text">
      <style:text-properties fo:language="en" fo:country="GB" officeooo:rsid="00985593"/>
    </style:style>
    <style:style style:name="T47" style:family="text">
      <style:text-properties fo:language="en" fo:country="GB" fo:font-weight="bold" officeooo:rsid="00985593" style:font-weight-asian="bold" style:font-weight-complex="bold"/>
    </style:style>
    <style:style style:name="T48" style:family="text">
      <style:text-properties fo:language="en" fo:country="GB" officeooo:rsid="0098a65c"/>
    </style:style>
    <style:style style:name="T49" style:family="text">
      <style:text-properties officeooo:rsid="009b9e74"/>
    </style:style>
    <style:style style:name="T50" style:family="text">
      <style:text-properties officeooo:rsid="00ab74f1"/>
    </style:style>
    <style:style style:name="T51" style:family="text">
      <style:text-properties officeooo:rsid="0121fa80"/>
    </style:style>
    <style:style style:name="T52" style:family="text">
      <style:text-properties officeooo:rsid="00ad3c41"/>
    </style:style>
    <style:style style:name="T53" style:family="text">
      <style:text-properties fo:language="en" fo:country="GB" fo:font-style="normal" fo:font-weight="normal" style:font-style-asian="normal" style:font-weight-asian="normal" style:font-style-complex="normal" style:font-weight-complex="normal"/>
    </style:style>
    <style:style style:name="T54" style:family="text">
      <style:text-properties fo:color="#ff0000" loext:opacity="100%" fo:font-weight="bold" style:font-weight-asian="bold" style:font-weight-complex="bold"/>
    </style:style>
    <style:style style:name="T55" style:family="text">
      <style:text-properties fo:language="en" fo:country="GB" officeooo:rsid="011b40ef"/>
    </style:style>
    <style:style style:name="T56" style:family="text">
      <style:text-properties officeooo:rsid="011b40ef"/>
    </style:style>
    <style:style style:name="T57" style:family="text">
      <style:text-properties fo:font-style="normal" style:font-style-asian="normal" style:font-style-complex="normal"/>
    </style:style>
    <style:style style:name="T58" style:family="text">
      <style:text-properties officeooo:rsid="00b31451"/>
    </style:style>
    <style:style style:name="T59" style:family="text">
      <style:text-properties officeooo:rsid="00b22bae"/>
    </style:style>
    <style:style style:name="T60" style:family="text">
      <style:text-properties officeooo:rsid="00601b54"/>
    </style:style>
    <style:style style:name="T61" style:family="text">
      <style:text-properties officeooo:rsid="0081a18d"/>
    </style:style>
    <style:style style:name="T62" style:family="text">
      <style:text-properties officeooo:rsid="00825b50"/>
    </style:style>
    <style:style style:name="T63" style:family="text">
      <style:text-properties officeooo:rsid="003a1203"/>
    </style:style>
    <style:style style:name="T64" style:family="text">
      <style:text-properties officeooo:rsid="002d759c"/>
    </style:style>
    <style:style style:name="T65" style:family="text">
      <style:text-properties officeooo:rsid="002e6a67"/>
    </style:style>
    <style:style style:name="T66" style:family="text">
      <style:text-properties officeooo:rsid="001fc669"/>
    </style:style>
    <style:style style:name="T67" style:family="text">
      <style:text-properties officeooo:rsid="00b5bac9"/>
    </style:style>
    <style:style style:name="T68" style:family="text">
      <style:text-properties officeooo:rsid="01177913"/>
    </style:style>
    <style:style style:name="T69" style:family="text">
      <style:text-properties officeooo:rsid="00b7ac90"/>
    </style:style>
    <style:style style:name="T70" style:family="text">
      <style:text-properties officeooo:rsid="0102d3d3"/>
    </style:style>
    <style:style style:name="T71" style:family="text">
      <style:text-properties officeooo:rsid="00a14544"/>
    </style:style>
    <style:style style:name="T72" style:family="text">
      <style:text-properties officeooo:rsid="00d389b1"/>
    </style:style>
    <style:style style:name="T73" style:family="text">
      <style:text-properties officeooo:rsid="00ca8351"/>
    </style:style>
    <style:style style:name="T74" style:family="text">
      <style:text-properties officeooo:rsid="002efebb"/>
    </style:style>
    <style:style style:name="T75" style:family="text">
      <style:text-properties officeooo:rsid="006b38fc"/>
    </style:style>
    <style:style style:name="T76" style:family="text">
      <style:text-properties officeooo:rsid="0062b1f6"/>
    </style:style>
    <style:style style:name="T77" style:family="text">
      <style:text-properties officeooo:rsid="009ca5fe"/>
    </style:style>
    <style:style style:name="T78" style:family="text">
      <style:text-properties officeooo:rsid="009e4cbf"/>
    </style:style>
    <style:style style:name="T79" style:family="text">
      <style:text-properties officeooo:rsid="009f9004"/>
    </style:style>
    <style:style style:name="T80" style:family="text">
      <style:text-properties officeooo:rsid="0110cfbb"/>
    </style:style>
    <style:style style:name="T81" style:family="text">
      <style:text-properties officeooo:rsid="00bb5433"/>
    </style:style>
    <style:style style:name="T82" style:family="text">
      <style:text-properties officeooo:rsid="010ebc54"/>
    </style:style>
    <style:style style:name="T83" style:family="text">
      <style:text-properties officeooo:rsid="00e00775"/>
    </style:style>
    <style:style style:name="T84" style:family="text">
      <style:text-properties officeooo:rsid="00e0aa6c"/>
    </style:style>
    <style:style style:name="T85" style:family="text">
      <style:text-properties officeooo:rsid="010c8517"/>
    </style:style>
    <style:style style:name="T86" style:family="text">
      <style:text-properties officeooo:rsid="00ea36a5"/>
    </style:style>
    <style:style style:name="T87" style:family="text">
      <style:text-properties officeooo:rsid="01074d93"/>
    </style:style>
    <style:style style:name="T88" style:family="text">
      <style:text-properties officeooo:rsid="0114cf39"/>
    </style:style>
    <style:style style:name="T89" style:family="text">
      <style:text-properties officeooo:rsid="00ecda31"/>
    </style:style>
    <style:style style:name="T90" style:family="text">
      <style:text-properties officeooo:rsid="00f5826f"/>
    </style:style>
    <style:style style:name="T91" style:family="text">
      <style:text-properties officeooo:rsid="00ec283f"/>
    </style:style>
    <style:style style:name="T92" style:family="text">
      <style:text-properties officeooo:rsid="00ed8187"/>
    </style:style>
    <style:style style:name="T93" style:family="text">
      <style:text-properties officeooo:rsid="0108abf0"/>
    </style:style>
    <style:style style:name="T94" style:family="text">
      <style:text-properties fo:font-weight="normal" style:font-weight-asian="normal" style:font-weight-complex="normal"/>
    </style:style>
    <style:style style:name="T95" style:family="text">
      <style:text-properties fo:font-weight="normal" officeooo:rsid="00f75965" style:font-weight-asian="normal" style:font-weight-complex="normal"/>
    </style:style>
    <style:style style:name="T96" style:family="text">
      <style:text-properties fo:font-weight="normal" officeooo:rsid="00f8941b" style:font-weight-asian="normal" style:font-weight-complex="normal"/>
    </style:style>
    <style:style style:name="T97" style:family="text">
      <style:text-properties fo:language="en" fo:country="GB" fo:font-style="italic" style:font-style-asian="italic" style:font-style-complex="italic"/>
    </style:style>
    <style:style style:name="T98" style:family="text">
      <style:text-properties fo:language="en" fo:country="GB" fo:font-style="italic" officeooo:rsid="0053b943" style:font-style-asian="italic" style:font-style-complex="italic"/>
    </style:style>
    <style:style style:name="T99" style:family="text">
      <style:text-properties officeooo:rsid="0063b924"/>
    </style:style>
    <style:style style:name="T100" style:family="text">
      <style:text-properties officeooo:rsid="0072b25c"/>
    </style:style>
    <style:style style:name="T101" style:family="text">
      <style:text-properties officeooo:rsid="00596508"/>
    </style:style>
    <style:style style:name="T102" style:family="text">
      <style:text-properties officeooo:rsid="0027504a"/>
    </style:style>
    <style:style style:name="T103" style:family="text">
      <style:text-properties officeooo:rsid="00645a83"/>
    </style:style>
    <style:style style:name="T104" style:family="text">
      <style:text-properties officeooo:rsid="0073196e"/>
    </style:style>
    <style:style style:name="T105" style:family="text">
      <style:text-properties officeooo:rsid="002a7283"/>
    </style:style>
    <style:style style:name="T106" style:family="text">
      <style:text-properties officeooo:rsid="006e2678"/>
    </style:style>
    <style:style style:name="T107" style:family="text">
      <style:text-properties officeooo:rsid="007718bd"/>
    </style:style>
    <style:style style:name="T108" style:family="text">
      <style:text-properties officeooo:rsid="006f2d9c"/>
    </style:style>
    <style:style style:name="T109" style:family="text">
      <style:text-properties officeooo:rsid="007862a4"/>
    </style:style>
    <style:style style:name="T110" style:family="text">
      <style:text-properties officeooo:rsid="00794e83"/>
    </style:style>
    <style:style style:name="T111" style:family="text">
      <style:text-properties officeooo:rsid="00241cb5"/>
    </style:style>
    <style:style style:name="T112" style:family="text">
      <style:text-properties fo:font-style="italic" officeooo:rsid="00241cb5" style:font-style-asian="italic" style:font-style-complex="italic"/>
    </style:style>
    <style:style style:name="T113" style:family="text">
      <style:text-properties officeooo:rsid="0025fa54"/>
    </style:style>
    <style:style style:name="T114" style:family="text">
      <style:text-properties officeooo:rsid="00bfc018"/>
    </style:style>
    <style:style style:name="T115" style:family="text">
      <style:text-properties officeooo:rsid="0029fe75"/>
    </style:style>
    <style:style style:name="T116" style:family="text">
      <style:text-properties fo:font-weight="bold" style:font-style-asian="italic" style:font-weight-asian="bold" style:font-style-complex="italic" style:font-weight-complex="bold"/>
    </style:style>
    <style:style style:name="T117"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1</text:span><text:span text:style-name="T2">2</text:span><text:span text:style-name="T3">.</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Notifications<text:tab/>5</text:p>
          <text:p text:style-name="P8">Notification parameters<text:tab/>5</text:p>
          <text:p text:style-name="P7">6. Users and Roles<text:tab/>6</text:p>
          <text:p text:style-name="P8">User role list<text:tab/>6</text:p>
          <text:p text:style-name="P8">User action matrix<text:tab/>6</text:p>
          <text:p text:style-name="P7">7. Access Control Module<text:tab/>7</text:p>
          <text:p text:style-name="P8">Access control module functions<text:tab/>8</text:p>
          <text:p text:style-name="P8">Pre-registered user properties<text:tab/>9</text:p>
          <text:p text:style-name="P8">User properties<text:tab/>9</text:p>
          <text:p text:style-name="P8">Roles’ properties<text:tab/>10</text:p>
          <text:p text:style-name="P8">Preliminary session parameters<text:tab/>10</text:p>
          <text:p text:style-name="P8">Session parameters<text:tab/>11</text:p>
          <text:p text:style-name="P8">System settings<text:tab/>11</text:p>
          <text:p text:style-name="P7">8. SMTP Module<text:tab/>12</text:p>
          <text:p text:style-name="P8">SMTP module functions<text:tab/>12</text:p>
          <text:p text:style-name="P8">System settings<text:tab/>12</text:p>
          <text:p text:style-name="P7">9. Captcha Module<text:tab/>12</text:p>
          <text:p text:style-name="P8">Captcha module functions<text:tab/>13</text:p>
          <text:p text:style-name="P8">System settings<text:tab/>13</text:p>
          <text:p text:style-name="P7">10. Message Module<text:tab/>13</text:p>
          <text:p text:style-name="P8">Message module functions<text:tab/>13</text:p>
          <text:p text:style-name="P8">System settings<text:tab/>14</text:p>
          <text:p text:style-name="P7">11. Notification Module<text:tab/>15</text:p>
          <text:p text:style-name="P8">Notification module functions<text:tab/>15</text:p>
          <text:p text:style-name="P8">System settings<text:tab/>16</text:p>
          <text:p text:style-name="P7">12. Subscription Module<text:tab/>16</text:p>
          <text:p text:style-name="P8">Subscription module functions<text:tab/>16</text:p>
          <text:p text:style-name="P8">System settings<text:tab/>17</text:p>
          <text:p text:style-name="P7">13. Gateway Module<text:tab/>17</text:p>
          <text:p text:style-name="P8">Gateway module internal functions<text:tab/>17</text:p>
          <text:p text:style-name="P8">System settings<text:tab/>17</text:p>
          <text:p text:style-name="P7">14. Technical characteristics<text:tab/>19</text:p>
          <text:p text:style-name="P8">Difference between phpBB and SimpleBB<text:tab/>19</text:p>
          <text:p text:style-name="P8">Scaling<text:tab/>19</text:p>
          <text:p text:style-name="P8">Logics<text:tab/>19</text:p>
          <text:p text:style-name="P8">Reliability<text:tab/>20</text:p>
          <text:p text:style-name="P8">Installation and configuration<text:tab/>20</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4">SimpleBB</text:span> is an engine <text:span text:style-name="T5">of a bulletin board or an internet forum.</text:span></text:p>
      <text:p text:style-name="Text_20_body">The main purpose of <text:span text:style-name="T6">a </text:span><text:span text:style-name="T5">bulletin board or an internet forum </text:span>is to provide a programmatic way for receiving, storing and serving textual messages of users. The main purpose of this engine is to provide a very simplistic alternative to a popular <text:span text:style-name="T4">phpBB</text:span> <text:span text:style-name="T5">bulletin board </text:span><text:span text:style-name="T6">and </text:span>forum engine which was written in a very old <text:span text:style-name="T4">PHP</text:span> programming language.</text:p>
      <text:p text:style-name="P12">Interaction between <text:span text:style-name="T7">a </text:span>user and this engine is performed via <text:span text:style-name="T8">the </text:span><text:span text:style-name="T4">HTTP</text:span> protocol between the <text:span text:style-name="T9">engine's </text:span>Gateway module and <text:span text:style-name="T10">the </text:span>user'<text:span text:style-name="T7">s</text:span> web browser. <text:span text:style-name="T11">Gateway module of the engine provides a public application programming interface (API) which is used for interaction with the engine.</text:span></text:p>
      <text:p text:style-name="P13">The engine supports an optional front-end part <text:span text:style-name="T12">written in </text:span><text:span text:style-name="T13">JavaScript</text:span><text:span text:style-name="T12"> language </text:span>which can be used as a lightweight web client to interact with the public API of the engine. <text:span text:style-name="T14">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4">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5">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6">creating and </text:span>reading of <text:span text:style-name="T16">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7">Modules communicate with each other using the </text:span><text:span text:style-name="T18">JSON-RPC </text:span><text:span text:style-name="T19">M1</text:span><text:span text:style-name="T17"> protocol. </text:span><text:span text:style-name="T18">JSON-RPC </text:span><text:span text:style-name="T19">M1</text:span><text:span text:style-name="T17"> protocol is a very simple and at the same time very robust protocol for </text:span><text:span text:style-name="T18">RPC</text:span><text:span text:style-name="T17"> servers. Its specification can be found </text:span><text:span text:style-name="T20">in its repository</text:span><text:span text:style-name="T17">: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7">Main purpose of a message is to store message data – a textual data field which may contain plain text and additional elements encoded with a special </text:span><text:span text:style-name="T18">BB Code</text:span><text:span text:style-name="T17"> markup language, such as links to images, colouri</text:span><text:span text:style-name="T21">s</text:span><text:span text:style-name="T17">ation of text and other features. Message is an atomic (i.e. not further divisible) unit </text:span><text:soft-page-break/><text:span text:style-name="T17">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4">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4">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2">5</text:span>. <text:span text:style-name="T22">Notifications</text:span><text:bookmark-end text:name="__RefHeading___Toc2765_1627536955 Copy 1"/></text:h>
      <text:p text:style-name="P25"><text:span text:style-name="T23">Notifications are short textual messages </text:span><text:span text:style-name="T24">sent to a specific user of the bulletin board. </text:span></text:p>
      <text:h text:style-name="P26" text:outline-level="2"><text:bookmark-start text:name="__RefHeading___Toc2767_1627536955 Copy 1"/><text:span text:style-name="T22">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2">the</text:span> <text:span text:style-name="T22">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2">user who this notification is targeted </text:span><text:span text:style-name="T23">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5">Text of the </text:span><text:span text:style-name="T22">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5">e </text:span><text:span text:style-name="T26">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7">when the user has read the </text:span><text:span text:style-name="T26">notification </text:span><text:span text:style-name="T28">for the first time.</text:span></text:p>
          </table:table-cell>
        </table:table-row>
      </table:table>
      <text:p text:style-name="P36"/>
      <text:p text:style-name="P37"><text:span text:style-name="T23">Notifications </text:span><text:span text:style-name="T29">are</text:span><text:span text:style-name="T30"> a one-way method to bring some information to users. Typically, notifications are used to tell users about some system events, such as new replies in a thread, </text:span><text:span text:style-name="T31">important changes in the system</text:span><text:span text:style-name="T30"> </text:span><text:span text:style-name="T31">or simply </text:span><text:span text:style-name="T32">– </text:span><text:span text:style-name="T31">warnings from administrators.</text:span></text:p>
      <text:h text:style-name="P23" text:outline-level="1"><text:bookmark-start text:name="__RefHeading___Toc2771_1627536955"/><text:soft-page-break/><text:span text:style-name="T22">6</text:span>. Users and Roles<text:bookmark-end text:name="__RefHeading___Toc2771_1627536955"/></text:h>
      <text:p text:style-name="Standard"><text:span text:style-name="T33">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34">Reader</text:span></text:span><text:span text:style-name="T33">. Unregistered or unapproved users do not have the </text:span><text:span text:style-name="User_20_Role"><text:span text:style-name="T34">Reader</text:span></text:span><text:span text:style-name="T33">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38">User Role</text:p>
          </table:table-cell>
          <table:table-cell table:style-name="Table1.B1" office:value-type="string">
            <text:p text:style-name="P39">Description</text:p>
          </table:table-cell>
        </table:table-row>
        <table:table-row table:style-name="Table1.1">
          <table:table-cell table:style-name="Table1.A2" office:value-type="string">
            <text:p text:style-name="P40"><text:span text:style-name="User_20_Role"><text:span text:style-name="T33">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41">Can create <text:span text:style-name="T35">and delete</text:span> notifications.</text:p>
            <text:p text:style-name="P15">Can view user parameters and set user roles.</text:p>
          </table:table-cell>
        </table:table-row>
        <table:table-row table:style-name="Table1.1">
          <table:table-cell table:style-name="Table1.A2" office:value-type="string">
            <text:p text:style-name="P40"><text:span text:style-name="User_20_Role"><text:span text:style-name="T33">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40"><text:span text:style-name="User_20_Role"><text:span text:style-name="T33">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40"><text:span text:style-name="User_20_Role"><text:span text:style-name="T33">Writer</text:span></text:span></text:p>
          </table:table-cell>
          <table:table-cell table:style-name="Table1.B2" office:value-type="string">
            <text:p text:style-name="P15">Can add new messages into a thread<text:span text:style-name="T36">*</text:span>.</text:p>
            <text:p text:style-name="P15">Can edit its own messages when they are not too old.</text:p>
          </table:table-cell>
        </table:table-row>
        <table:table-row table:style-name="Table1.1">
          <table:table-cell table:style-name="Table1.A2" office:value-type="string">
            <text:p text:style-name="P40"><text:span text:style-name="User_20_Role"><text:span text:style-name="T33">Reader</text:span></text:span></text:p>
          </table:table-cell>
          <table:table-cell table:style-name="Table1.B2" office:value-type="string">
            <text:p text:style-name="P15">Can read sections, forums, threads and messages.</text:p>
            <text:p text:style-name="P42">Can subscribe to thread events.</text:p>
          </table:table-cell>
        </table:table-row>
        <table:table-row table:style-name="Table1.1">
          <table:table-cell table:style-name="Table1.A2" office:value-type="string">
            <text:p text:style-name="P43">Logged user</text:p>
          </table:table-cell>
          <table:table-cell table:style-name="Table1.B2" office:value-type="string">
            <text:p text:style-name="P44">Can <text:span text:style-name="T37">read </text:span>notifications.</text:p>
            <text:p text:style-name="P15">Can view logged users, user's log status.</text:p>
            <text:p text:style-name="P15">Can view user's roles.</text:p>
          </table:table-cell>
        </table:table-row>
      </table:table>
      <text:p text:style-name="P45"/>
      <text:p text:style-name="P46">[*] – <text:span text:style-name="User_20_Role"><text:span text:style-name="T34">Writer</text:span></text:span> can add new <text:span text:style-name="T33">messages into a thread when there is no collision with the latest message in the thread. </text:span><text:span text:style-name="T38">This means that i</text:span><text:span text:style-name="T33">f the latest message in the thread can be edited by </text:span><text:span text:style-name="T39">an</text:span><text:span text:style-name="T33"> </text:span><text:span text:style-name="T40">ordinary (non-moderator) </text:span><text:span text:style-name="T33">writer, </text:span><text:span text:style-name="T41">the </text:span><text:span text:style-name="T33">writer can not add a new message </text:span><text:span text:style-name="T41">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42">Meaning: </text:span><text:span text:style-name="Yes"><text:span text:style-name="T33">O</text:span></text:span><text:span text:style-name="T33">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47"><text:span text:style-name="User_20_Role"><text:span text:style-name="T33">Administrator</text:span></text:span></text:p>
          </table:table-cell>
          <table:table-cell table:style-name="Table2.A1" office:value-type="string">
            <text:p text:style-name="P47"><text:span text:style-name="User_20_Role"><text:span text:style-name="T33">Moderator</text:span></text:span></text:p>
          </table:table-cell>
          <table:table-cell table:style-name="Table2.A1" office:value-type="string">
            <text:p text:style-name="P47"><text:span text:style-name="User_20_Role"><text:span text:style-name="T33">Author</text:span></text:span></text:p>
          </table:table-cell>
          <table:table-cell table:style-name="Table2.A1" office:value-type="string">
            <text:p text:style-name="P47"><text:span text:style-name="User_20_Role"><text:span text:style-name="T33">Writer</text:span></text:span></text:p>
          </table:table-cell>
          <table:table-cell table:style-name="Table2.A1" office:value-type="string">
            <text:p text:style-name="P47"><text:span text:style-name="User_20_Role"><text:span text:style-name="T33">Reader</text:span></text:span></text:p>
          </table:table-cell>
          <table:table-cell table:style-name="Table2.H1" office:value-type="string">
            <text:p text:style-name="P47">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50">Message</text:p>
          </table:table-cell>
          <table:table-cell table:style-name="Table2.A2" office:value-type="string">
            <text:p text:style-name="P51">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51">Edit (change text)</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52"><text:span text:style-name="Yes">O</text:span><text:span text:style-name="Yes"><text:span text:style-name="T43">*</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3" office:value-type="string">
            <text:p text:style-name="P53">Notification</text:p>
          </table:table-cell>
          <table:table-cell table:style-name="Table2.A2" office:value-type="string">
            <text:p text:style-name="P54">Create</text:p>
          </table:table-cell>
          <table:table-cell table:style-name="Table2.A2" office:value-type="string">
            <text:p text:style-name="P55"><text:span text:style-name="Yes">O</text:span></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4">Read</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56"><text:span text:style-name="Yes">O</text:span><text:span text:style-name="Yes"><text:span text:style-name="T43">*</text:span></text:span></text:p>
          </table:table-cell>
        </table:table-row>
        <table:table-row table:style-name="Table2.1">
          <table:covered-table-cell table:style-name="Table2.A2"/>
          <table:table-cell table:style-name="Table2.A2" office:value-type="string">
            <text:p text:style-name="P54">Delete</text:p>
          </table:table-cell>
          <table:table-cell table:style-name="Table2.A2" office:value-type="string">
            <text:p text:style-name="P57"><text:span text:style-name="Yes">O</text:span><text:span text:style-name="Yes"><text:span text:style-name="T43">*</text:span></text:span></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49">-</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49">-</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49">-</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32">
          <table:table-cell table:style-name="Table2.A2" table:number-rows-spanned="2" office:value-type="string">
            <text:p text:style-name="P58">Subscription</text:p>
          </table:table-cell>
          <table:table-cell table:style-name="Table2.A2" office:value-type="string">
            <text:p text:style-name="P59">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row table:style-name="Table2.32">
          <table:covered-table-cell table:style-name="Table2.A2"/>
          <table:table-cell table:style-name="Table2.A2" office:value-type="string">
            <text:p text:style-name="P59">Dele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
      <text:p text:style-name="P5"/>
      <text:p text:style-name="P39">Notes:</text:p>
      <text:p text:style-name="P61"><text:span text:style-name="T33"><text:tab/>* – </text:span><text:span text:style-name="User_20_Role"><text:span text:style-name="T45">Writer</text:span></text:span><text:span text:style-name="T33"> can edit only its own messages and only for a specified period of time.</text:span></text:p>
      <text:p text:style-name="P61"><text:span text:style-name="T46"><text:tab/>* – </text:span><text:span text:style-name="T47">Logged User</text:span><text:span text:style-name="T46"> can read only those notifications which were sent to him/he</text:span><text:span text:style-name="T48">r.</text:span></text:p>
      <text:p text:style-name="P62"><text:span text:style-name="T33"><text:tab/>* – </text:span><text:span text:style-name="User_20_Role"><text:span text:style-name="T34">Administrator </text:span></text:span><text:span text:style-name="T46">can </text:span><text:span text:style-name="T33">delete </text:span><text:span text:style-name="T46">only those notifications which were </text:span><text:span text:style-name="T33">read by a user.</text:span></text:p>
      <text:h text:style-name="P23" text:outline-level="1"><text:bookmark-start text:name="__RefHeading___Toc2777_1627536955"/><text:span text:style-name="T49">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text:soft-page-break/></text:p>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63">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64">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8"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50">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65">Logs the user out of the system <text:span text:style-name="T50">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LoggedUsersOnPage</text:p>
          </table:table-cell>
          <table:table-cell table:style-name="Table5.C2" office:value-type="string">
            <text:p text:style-name="P66">Shows a <text:span text:style-name="T51">paginated</text:span>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67">Shows a list of <text:span text:style-name="T52">all </text:span>users <text:span text:style-name="T52">of </text:span>the system.</text:p>
          </table:table-cell>
        </table:table-row>
        <table:table-row table:style-name="Table5.1">
          <table:covered-table-cell table:style-name="Table5.A2"/>
          <table:table-cell table:style-name="Table5.A2" office:value-type="string">
            <text:p text:style-name="P15">GetListOfAllUsersOnPage</text:p>
          </table:table-cell>
          <table:table-cell table:style-name="Table5.C2" office:value-type="string">
            <text:p text:style-name="P66">Shows a <text:span text:style-name="T51">paginated</text:span> list of <text:span text:style-name="T52">all </text:span>users <text:span text:style-name="T52">of </text:span>the system.</text:p>
          </table:table-cell>
        </table:table-row>
        <table:table-row table:style-name="Table5.1">
          <table:covered-table-cell table:style-name="Table5.A2"/>
          <table:table-cell table:style-name="Table5.A2" office:value-type="string">
            <text:p text:style-name="P51">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51">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51">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51">GetUserSession</text:p>
          </table:table-cell>
          <table:table-cell table:style-name="Table5.C2" office:value-type="string">
            <text:p text:style-name="P68">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69">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4">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4">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4">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pan text:style-name="T33">Every user of a forum starts using the system with registration. </text:span><text:span text:style-name="T53">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4">True</text:span> for an approved e-mail address, <text:span text:style-name="T4">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54">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4">True</text:span> for a user which is ready to be approved, <text:span text:style-name="T4">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4">True</text:span> for an approved user, <text:span text:style-name="T4">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54">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70">Roles</text:p>
          </table:table-cell>
          <table:table-cell table:style-name="Table3.A2" office:value-type="string">
            <text:p text:style-name="P70">Object</text:p>
          </table:table-cell>
          <table:table-cell table:style-name="Table3.C2" office:value-type="string">
            <text:p text:style-name="Table_20_Contents"><text:span text:style-name="T55">User </text:span><text:span text:style-name="T33">role</text:span><text:span text:style-name="T55">s</text:span><text:span text:style-name="T33">.</text:span></text:p>
          </table:table-cell>
        </table:table-row>
        <text:soft-page-break/>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4">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71"/>
      <text:h text:style-name="P72" text:outline-level="2"><text:bookmark-start text:name="__RefHeading___Toc2783_1627536955 Copy 1"/><text:span text:style-name="T56">Roles’</text:span> properties<text:bookmark-end text:name="__RefHeading___Toc2783_1627536955 Copy 1"/></text:h>
      <text:p text:style-name="P73">Properties of user <text:span text:style-name="T56">roles </text:span>are following.</text:p>
      <text:p text:style-name="P73"/>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4">Property</text:p>
          </table:table-cell>
          <table:table-cell table:style-name="Table27.A1" office:value-type="string">
            <text:p text:style-name="P74">Value Type</text:p>
          </table:table-cell>
          <table:table-cell table:style-name="Table27.C1" office:value-type="string">
            <text:p text:style-name="P74">Description</text:p>
          </table:table-cell>
        </table:table-row>
        <table:table-row table:style-name="Table27.1">
          <table:table-cell table:style-name="Table27.A2" office:value-type="string">
            <text:p text:style-name="P75">IsAdministrator</text:p>
          </table:table-cell>
          <table:table-cell table:style-name="Table27.A2" office:value-type="string">
            <text:p text:style-name="P75">Boolean</text:p>
          </table:table-cell>
          <table:table-cell table:style-name="Table27.C2" office:value-type="string">
            <text:p text:style-name="P76"><text:span text:style-name="T33">Indicator of the </text:span><text:span text:style-name="User_20_Role"><text:span text:style-name="T34">Administrator</text:span></text:span><text:span text:style-name="T33"> role.</text:span></text:p>
          </table:table-cell>
        </table:table-row>
        <table:table-row table:style-name="Table27.1">
          <table:table-cell table:style-name="Table27.A2" office:value-type="string">
            <text:p text:style-name="P75">IsModerator</text:p>
          </table:table-cell>
          <table:table-cell table:style-name="Table27.A2" office:value-type="string">
            <text:p text:style-name="P75">Boolean</text:p>
          </table:table-cell>
          <table:table-cell table:style-name="Table27.C2" office:value-type="string">
            <text:p text:style-name="P76"><text:span text:style-name="T33">Indicator of the </text:span><text:span text:style-name="User_20_Role"><text:span text:style-name="T34">Moderator</text:span></text:span><text:span text:style-name="T33"> role.</text:span></text:p>
          </table:table-cell>
        </table:table-row>
        <table:table-row table:style-name="Table27.1">
          <table:table-cell table:style-name="Table27.A2" office:value-type="string">
            <text:p text:style-name="P75">IsAuthor</text:p>
          </table:table-cell>
          <table:table-cell table:style-name="Table27.A2" office:value-type="string">
            <text:p text:style-name="P75">Boolean</text:p>
          </table:table-cell>
          <table:table-cell table:style-name="Table27.C2" office:value-type="string">
            <text:p text:style-name="P76"><text:span text:style-name="T33">Indicator of the </text:span><text:span text:style-name="User_20_Role"><text:span text:style-name="T34">Author</text:span></text:span><text:span text:style-name="T33"> role.</text:span></text:p>
          </table:table-cell>
        </table:table-row>
        <table:table-row table:style-name="Table27.1">
          <table:table-cell table:style-name="Table27.A2" office:value-type="string">
            <text:p text:style-name="P75">IsWriter</text:p>
          </table:table-cell>
          <table:table-cell table:style-name="Table27.A2" office:value-type="string">
            <text:p text:style-name="P75">Boolean</text:p>
          </table:table-cell>
          <table:table-cell table:style-name="Table27.C2" office:value-type="string">
            <text:p text:style-name="P76"><text:span text:style-name="T33">Indicator of the </text:span><text:span text:style-name="User_20_Role"><text:span text:style-name="T34">Writer</text:span></text:span><text:span text:style-name="T33"> role.</text:span></text:p>
          </table:table-cell>
        </table:table-row>
        <table:table-row table:style-name="Table27.1">
          <table:table-cell table:style-name="Table27.A2" office:value-type="string">
            <text:p text:style-name="P75">IsReader</text:p>
          </table:table-cell>
          <table:table-cell table:style-name="Table27.A2" office:value-type="string">
            <text:p text:style-name="P75">Boolean</text:p>
          </table:table-cell>
          <table:table-cell table:style-name="Table27.C2" office:value-type="string">
            <text:p text:style-name="P76"><text:span text:style-name="T33">Indicator of the </text:span><text:span text:style-name="User_20_Role"><text:span text:style-name="T34">Reader</text:span></text:span><text:span text:style-name="T33"> role.</text:span></text:p>
          </table:table-cell>
        </table:table-row>
        <table:table-row table:style-name="Table27.1">
          <table:table-cell table:style-name="Table27.A2" office:value-type="string">
            <text:p text:style-name="P15">CanLogIn</text:p>
          </table:table-cell>
          <table:table-cell table:style-name="Table27.A2" office:value-type="string">
            <text:p text:style-name="P15">Boolean</text:p>
          </table:table-cell>
          <table:table-cell table:style-name="Table27.C2" office:value-type="string">
            <text:p text:style-name="P15"><text:span text:style-name="T57">Can log into the system. </text:span><text:span text:style-name="T4">True</text:span> for normal users. <text:span text:style-name="T4">False</text:span> for banned users.</text:p>
          </table:table-cell>
        </table:table-row>
      </table:table>
      <text:p text:style-name="P73"/>
      <text:p text:style-name="P73"><text:span text:style-name="T33"/></text:p>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58">B</text:span></text:p>
          </table:table-cell>
          <table:table-cell table:style-name="Table9.A2" office:value-type="string">
            <text:p text:style-name="P15">Integer</text:p>
          </table:table-cell>
          <table:table-cell table:style-name="Table9.C2" office:value-type="string">
            <text:p text:style-name="P77">User's <text:span text:style-name="T4">IP </text:span>address <text:span text:style-name="T59">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78">Boolean</text:p>
          </table:table-cell>
          <table:table-cell table:style-name="Table9.C2" office:value-type="string">
            <text:p text:style-name="P79">A flag showing that a user has <text:span text:style-name="T58">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ext:soft-page-break/>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59">B</text:span></text:p>
          </table:table-cell>
          <table:table-cell table:style-name="Table7.A2" office:value-type="string">
            <text:p text:style-name="P80">Bytes</text:p>
          </table:table-cell>
          <table:table-cell table:style-name="Table7.C2" office:value-type="string">
            <text:p text:style-name="P15">User's <text:span text:style-name="T4">IP </text:span>address <text:span text:style-name="T59">as an array of bytes.</text:span></text:p>
          </table:table-cell>
        </table:table-row>
      </table:table>
      <text:h text:style-name="P20" text:outline-level="2"><text:bookmark-start text:name="__RefHeading___Toc2789_1627536955"/>System settings<text:bookmark-end text:name="__RefHeading___Toc2789_1627536955"/></text:h>
      <text:p text:style-name="P81">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60">*</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60">*</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4">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60">*</text:span></text:p>
          </table:table-cell>
          <table:table-cell table:style-name="Table6.B2" office:value-type="string">
            <text:p text:style-name="P82">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ext:soft-page-break/>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83">PageSize</text:p>
          </table:table-cell>
          <table:table-cell table:style-name="Table6.B2" office:value-type="string">
            <text:p text:style-name="P84">Size of a page for listing <text:span text:style-name="T61">requests</text:span>. Recommended value: <text:span text:style-name="T62">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63">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81"/>
      <text:p text:style-name="P85">[*] - This setting must be synchroni<text:span text:style-name="T63">s</text:span>ed with the Gateway module.</text:p>
      <text:h text:style-name="P23" text:outline-level="1"><text:bookmark-start text:name="__RefHeading___Toc2791_1627536955"/><text:span text:style-name="T49">8</text:span>. SMTP Module<text:bookmark-end text:name="__RefHeading___Toc2791_1627536955"/></text:h>
      <text:p text:style-name="P81">The SMTP Module sends e-mail messages and has following functions.</text:p>
      <text:h text:style-name="P20"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86">Shows diagnostic information.</text:p>
          </table:table-cell>
        </table:table-row>
      </table:table>
      <text:p text:style-name="P87"/>
      <text:h text:style-name="P88" text:outline-level="2"><text:bookmark-start text:name="__RefHeading___Toc2789_1627536955 Copy 1"/>System settings<text:bookmark-end text:name="__RefHeading___Toc2789_1627536955 Copy 1"/></text:h>
      <text:p text:style-name="P89">Following system settings are available for the <text:span text:style-name="T64">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90">Setting</text:p>
          </table:table-cell>
          <table:table-cell table:style-name="Table20.B1" office:value-type="string">
            <text:p text:style-name="P90">Description</text:p>
          </table:table-cell>
        </table:table-row>
        <table:table-row table:style-name="Table20.1">
          <table:table-cell table:style-name="Table20.A2" office:value-type="string">
            <text:p text:style-name="P86">IsDebugMode</text:p>
          </table:table-cell>
          <table:table-cell table:style-name="Table20.B2" office:value-type="string">
            <text:p text:style-name="P86">Debug mode flag.</text:p>
          </table:table-cell>
        </table:table-row>
      </table:table>
      <text:p text:style-name="P89"/>
      <text:h text:style-name="P23" text:outline-level="1"><text:bookmark-start text:name="__RefHeading___Toc2795_1627536955"/><text:span text:style-name="T49">9</text:span>. Captcha Module<text:bookmark-end text:name="__RefHeading___Toc2795_1627536955"/></text:h>
      <text:p text:style-name="P81">The Captcha Module deals with captcha riddles and has following functions.</text:p>
      <text:h text:style-name="P20" text:outline-level="2"><text:bookmark-start text:name="__RefHeading___Toc2797_1627536955"/><text:soft-page-break/>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4">CreateCaptcha</text:span> function or be a stand-alone separate function which is accessed with a separate method.</text:p>
      <text:h text:style-name="P91" text:outline-level="2"><text:bookmark-start text:name="__RefHeading___Toc2789_1627536955 Copy 1 Copy 1"/>System settings<text:bookmark-end text:name="__RefHeading___Toc2789_1627536955 Copy 1 Copy 1"/></text:h>
      <text:p text:style-name="P92">Following system settings are available for the <text:span text:style-name="T65">Captcha</text:span><text:span text:style-name="T64">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93">Setting</text:p>
          </table:table-cell>
          <table:table-cell table:style-name="Table21.B1" office:value-type="string">
            <text:p text:style-name="P93">Description</text:p>
          </table:table-cell>
        </table:table-row>
        <table:table-row table:style-name="Table21.1">
          <table:table-cell table:style-name="Table21.A2" office:value-type="string">
            <text:p text:style-name="P94">IsDebugMode</text:p>
          </table:table-cell>
          <table:table-cell table:style-name="Table21.B2" office:value-type="string">
            <text:p text:style-name="P94">Debug mode flag.</text:p>
          </table:table-cell>
        </table:table-row>
      </table:table>
      <text:p text:style-name="P92"/>
      <text:h text:style-name="P23" text:outline-level="1"><text:bookmark-start text:name="__RefHeading___Toc2799_1627536955"/><text:span text:style-name="T49">10</text:span>. Message Module<text:bookmark-end text:name="__RefHeading___Toc2799_1627536955"/></text:h>
      <text:p text:style-name="P81">The Message Module deals with messages, threads, forums, <text:span text:style-name="T66">sections </text:span>and has following functions.</text:p>
      <text:h text:style-name="P20"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51">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95">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95">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51">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51">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96">Moves the <text:span text:style-name="T67">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96">Moves the <text:span text:style-name="T67">forum</text:span> one position <text:span text:style-name="T67">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51">Deletes an existing empty forum.</text:p>
          </table:table-cell>
        </table:table-row>
        <table:table-row table:style-name="Table15.1">
          <table:table-cell table:style-name="Table15.A2" table:number-rows-spanned="9"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51">Returns a thread specified by its ID.</text:p>
          </table:table-cell>
        </table:table-row>
        <table:table-row table:style-name="Table15.1">
          <table:covered-table-cell table:style-name="Table15.A2"/>
          <table:table-cell table:style-name="Table15.A2" office:value-type="string">
            <text:p text:style-name="P15">GetThreadNamesByIds</text:p>
          </table:table-cell>
          <table:table-cell table:style-name="Table15.C2" office:value-type="string">
            <text:p text:style-name="P97">Returns <text:span text:style-name="T68">names of </text:span>thread<text:span text:style-name="T68">s</text:span> specified by <text:span text:style-name="T68">their</text:span> ID<text:span text:style-name="T68">s.</text:span></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98">Moves the <text:span text:style-name="T69">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98">Moves the <text:span text:style-name="T69">thread</text:span> one position <text:span text:style-name="T69">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51">Deletes an existing empty thread of a forum.</text:p>
          </table:table-cell>
        </table:table-row>
        <table:table-row table:style-name="Table15.1">
          <table:covered-table-cell table:style-name="Table15.A2"/>
          <table:table-cell table:style-name="Table15.A2" office:value-type="string">
            <text:p text:style-name="P15">ThreadExistsS</text:p>
          </table:table-cell>
          <table:table-cell table:style-name="Table15.C2" office:value-type="string">
            <text:p text:style-name="P99"><text:span text:style-name="T70">C</text:span>hecks whether the specified thread exists or not. <text:span text:style-name="T71">This method is used by the system.</text:span></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51">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51">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51">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100">Returns the latest message of a thread <text:span text:style-name="T72">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51">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51">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51">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51">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51">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51">Returns a list of all sections and forums.</text:p>
          </table:table-cell>
        </table:table-row>
        <table:table-row table:style-name="Table15.1">
          <table:table-cell table:style-name="Table15.A2" table:number-rows-spanned="3" office:value-type="string">
            <text:p text:style-name="P15">O</text:p>
          </table:table-cell>
          <table:table-cell table:style-name="Table15.A2" office:value-type="string">
            <text:p text:style-name="P101">GetDKey</text:p>
          </table:table-cell>
          <table:table-cell table:style-name="Table15.C2" office:value-type="string">
            <text:p text:style-name="P102">Gets the D<text:span text:style-name="T73">K</text:span>ey.</text:p>
          </table:table-cell>
        </table:table-row>
        <table:table-row table:style-name="Table15.1">
          <table:covered-table-cell table:style-name="Table15.A2"/>
          <table:table-cell table:style-name="Table15.A2" office:value-type="string">
            <text:p text:style-name="P15">ShowDiagnosticData</text:p>
          </table:table-cell>
          <table:table-cell table:style-name="Table15.C2" office:value-type="string">
            <text:p text:style-name="P51">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51">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81">Following system settings are available for the Message <text:span text:style-name="T74">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DKeySize</text:p>
          </table:table-cell>
          <table:table-cell table:style-name="Table17.B2" office:value-type="string">
            <text:p text:style-name="P103">Size of a DKey.</text:p>
          </table:table-cell>
        </table:table-row>
        <text:soft-page-break/>
        <table:table-row table:style-name="Table17.1">
          <table:table-cell table:style-name="Table17.A2" office:value-type="string">
            <text:p text:style-name="P15">MessageEditTime<text:span text:style-name="T75">*</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75">*</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4">True</text:span>, then following will happen:</text:p>
            <text:list text:style-name="L1">
              <text:list-item>
                <text:p text:style-name="P104">New threads will be added to the start (top) of the list of forum's threads instead of being added to the end (bottom) of the list;</text:p>
              </text:list-item>
              <text:list-item>
                <text:p text:style-name="P104">New messages added to threads will update the thread moving it to the start (top) position of the list of forum's threads.</text:p>
              </text:list-item>
            </text:list>
            <text:p text:style-name="P15">If set to <text:span text:style-name="T4">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105">[*] - This setting must be synchroni<text:span text:style-name="T63">s</text:span>ed with <text:span text:style-name="T76">other </text:span>module<text:span text:style-name="T76">s</text:span>.</text:p>
      <text:h text:style-name="P106" text:outline-level="1"><text:bookmark-start text:name="__RefHeading___Toc2799_1627536955 Copy 1"/><text:span text:style-name="T49">1</text:span><text:span text:style-name="T77">1</text:span>. <text:span text:style-name="T77">Notification </text:span>Module<text:bookmark-end text:name="__RefHeading___Toc2799_1627536955 Copy 1"/></text:h>
      <text:p text:style-name="P107">The <text:span text:style-name="T77">Notification </text:span>Module deals with <text:span text:style-name="T77">notifications </text:span><text:span text:style-name="T78">created by the system or administrators and directed to specific users of the bulletin board.</text:span></text:p>
      <text:h text:style-name="P108" text:outline-level="2"><text:bookmark-start text:name="__RefHeading___Toc2801_1627536955 Copy 1"/><text:span text:style-name="T79">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09">C</text:p>
          </table:table-cell>
          <table:table-cell table:style-name="Table23.A1" office:value-type="string">
            <text:p text:style-name="P109">Function</text:p>
          </table:table-cell>
          <table:table-cell table:style-name="Table23.C1" office:value-type="string">
            <text:p text:style-name="P109">Description</text:p>
          </table:table-cell>
        </table:table-row>
        <table:table-row table:style-name="Table23.1">
          <table:table-cell table:style-name="Table23.A2" office:value-type="string">
            <text:p text:style-name="P110">P</text:p>
          </table:table-cell>
          <table:table-cell table:style-name="Table23.A2" office:value-type="string">
            <text:p text:style-name="P110">Ping</text:p>
          </table:table-cell>
          <table:table-cell table:style-name="Table23.C2" office:value-type="string">
            <text:p text:style-name="P110">Service liveness.</text:p>
          </table:table-cell>
        </table:table-row>
        <table:table-row table:style-name="Table23.1">
          <table:table-cell table:style-name="Table23.A2" table:number-rows-spanned="9" office:value-type="string">
            <text:p text:style-name="P110">S</text:p>
          </table:table-cell>
          <table:table-cell table:style-name="Table23.A2" office:value-type="string">
            <text:p text:style-name="P110">AddNotification</text:p>
          </table:table-cell>
          <table:table-cell table:style-name="Table23.C2" office:value-type="string">
            <text:p text:style-name="P110"><text:span text:style-name="T71">Creates </text:span>a new <text:span text:style-name="T71">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110">AddNotificationS</text:p>
          </table:table-cell>
          <table:table-cell table:style-name="Table23.C2" office:value-type="string">
            <text:p text:style-name="P111"><text:span text:style-name="T71">Creates </text:span>a new <text:span text:style-name="T71">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110">GetNotification</text:p>
          </table:table-cell>
          <table:table-cell table:style-name="Table23.C2" office:value-type="string">
            <text:p text:style-name="P112">Reads a single notification.</text:p>
          </table:table-cell>
        </table:table-row>
        <table:table-row table:style-name="Table23.1">
          <table:covered-table-cell table:style-name="Table23.A2"/>
          <table:table-cell table:style-name="Table23.A2" office:value-type="string">
            <text:p text:style-name="P110">GetNotifications</text:p>
          </table:table-cell>
          <table:table-cell table:style-name="Table23.C2" office:value-type="string">
            <text:p text:style-name="P112">Reads all notifications for a user.</text:p>
          </table:table-cell>
        </table:table-row>
        <table:table-row table:style-name="Table23.1">
          <table:covered-table-cell table:style-name="Table23.A2"/>
          <table:table-cell table:style-name="Table23.A2" office:value-type="string">
            <text:p text:style-name="P110">GetNotificationsOnPage</text:p>
          </table:table-cell>
          <table:table-cell table:style-name="Table23.C2" office:value-type="string">
            <text:p text:style-name="P113">Reads <text:span text:style-name="T80">paginated </text:span>notifications for a user<text:span text:style-name="T80">.</text:span></text:p>
          </table:table-cell>
        </table:table-row>
        <table:table-row table:style-name="Table23.1">
          <table:covered-table-cell table:style-name="Table23.A2"/>
          <table:table-cell table:style-name="Table23.A2" office:value-type="string">
            <text:p text:style-name="P110">GetUnreadNotifications</text:p>
          </table:table-cell>
          <table:table-cell table:style-name="Table23.C2" office:value-type="string">
            <text:p text:style-name="P112">Reads all unread notifications for a user.</text:p>
          </table:table-cell>
        </table:table-row>
        <table:table-row table:style-name="Table23.1">
          <table:covered-table-cell table:style-name="Table23.A2"/>
          <table:table-cell table:style-name="Table23.A2" office:value-type="string">
            <text:p text:style-name="P110">CountUnreadNotifications</text:p>
          </table:table-cell>
          <table:table-cell table:style-name="Table23.C2" office:value-type="string">
            <text:p text:style-name="P112">Counts all unread notifications for a user.</text:p>
          </table:table-cell>
        </table:table-row>
        <table:table-row table:style-name="Table23.1">
          <table:covered-table-cell table:style-name="Table23.A2"/>
          <table:table-cell table:style-name="Table23.A2" office:value-type="string">
            <text:p text:style-name="P110">MarkNotificationAsRead</text:p>
          </table:table-cell>
          <table:table-cell table:style-name="Table23.C2" office:value-type="string">
            <text:p text:style-name="P112">Marks a notifications as read.</text:p>
          </table:table-cell>
        </table:table-row>
        <table:table-row table:style-name="Table23.1">
          <table:covered-table-cell table:style-name="Table23.A2"/>
          <table:table-cell table:style-name="Table23.A2" office:value-type="string">
            <text:p text:style-name="P110">DeleteNotification</text:p>
          </table:table-cell>
          <table:table-cell table:style-name="Table23.C2" office:value-type="string">
            <text:p text:style-name="P114">Deletes a notification.</text:p>
          </table:table-cell>
        </table:table-row>
        <table:table-row table:style-name="Table23.1">
          <table:table-cell table:style-name="Table23.A2" table:number-rows-spanned="3" office:value-type="string">
            <text:p text:style-name="P110">O</text:p>
          </table:table-cell>
          <table:table-cell table:style-name="Table23.A2" office:value-type="string">
            <text:p text:style-name="P110">GetDKey</text:p>
          </table:table-cell>
          <table:table-cell table:style-name="Table23.C2" office:value-type="string">
            <text:p text:style-name="P115">Gets the D<text:span text:style-name="T73">K</text:span>ey.</text:p>
          </table:table-cell>
        </table:table-row>
        <table:table-row table:style-name="Table23.1">
          <table:covered-table-cell table:style-name="Table23.A2"/>
          <table:table-cell table:style-name="Table23.A2" office:value-type="string">
            <text:p text:style-name="P110">ShowDiagnosticData</text:p>
          </table:table-cell>
          <table:table-cell table:style-name="Table23.C2" office:value-type="string">
            <text:p text:style-name="P116">Shows diagnostic information.</text:p>
          </table:table-cell>
        </table:table-row>
        <table:table-row table:style-name="Table23.1">
          <table:covered-table-cell table:style-name="Table23.A2"/>
          <table:table-cell table:style-name="Table23.A2" office:value-type="string">
            <text:p text:style-name="P110">Test*</text:p>
          </table:table-cell>
          <table:table-cell table:style-name="Table23.C2" office:value-type="string">
            <text:p text:style-name="P116">Performs a test.</text:p>
          </table:table-cell>
        </table:table-row>
      </table:table>
      <text:p text:style-name="P117"><text:soft-page-break/></text:p>
      <text:p text:style-name="P117">[*] – Function is available only in debug mode.</text:p>
      <text:h text:style-name="P118" text:outline-level="2"><text:bookmark-start text:name="__RefHeading___Toc2803_1627536955 Copy 1"/>System settings<text:bookmark-end text:name="__RefHeading___Toc2803_1627536955 Copy 1"/></text:h>
      <text:p text:style-name="P119">Following system settings are available for the Notification <text:span text:style-name="T74">m</text:span>odule.</text:p>
      <table:table table:name="Table24" table:style-name="Table24">
        <table:table-column table:style-name="Table24.A"/>
        <table:table-column table:style-name="Table24.B"/>
        <table:table-row table:style-name="Table24.1">
          <table:table-cell table:style-name="Table24.A1" office:value-type="string">
            <text:p text:style-name="P120">Setting</text:p>
          </table:table-cell>
          <table:table-cell table:style-name="Table24.B1" office:value-type="string">
            <text:p text:style-name="P120">Description</text:p>
          </table:table-cell>
        </table:table-row>
        <table:table-row table:style-name="Table24.1">
          <table:table-cell table:style-name="Table24.A2" office:value-type="string">
            <text:p text:style-name="P121">NotificationTtl</text:p>
          </table:table-cell>
          <table:table-cell table:style-name="Table24.B2" office:value-type="string">
            <text:p text:style-name="P122">Lifetime of a read notification. <text:span text:style-name="T81">Is set in seconds.</text:span></text:p>
          </table:table-cell>
        </table:table-row>
        <table:table-row table:style-name="Table24.1">
          <table:table-cell table:style-name="Table24.A2" office:value-type="string">
            <text:p text:style-name="P121">NotificationCountLimit</text:p>
          </table:table-cell>
          <table:table-cell table:style-name="Table24.B2" office:value-type="string">
            <text:p text:style-name="P123">Maximum number of unread notification allowed.</text:p>
          </table:table-cell>
        </table:table-row>
        <table:table-row table:style-name="Table24.1">
          <table:table-cell table:style-name="Table24.A2" office:value-type="string">
            <text:p text:style-name="P121">PageSize<text:span text:style-name="T82">*</text:span></text:p>
          </table:table-cell>
          <table:table-cell table:style-name="Table24.B2" office:value-type="string">
            <text:p text:style-name="P124">Page size for pagination of items.</text:p>
          </table:table-cell>
        </table:table-row>
        <table:table-row table:style-name="Table24.1">
          <table:table-cell table:style-name="Table24.A2" office:value-type="string">
            <text:p text:style-name="P121">DKeySize</text:p>
          </table:table-cell>
          <table:table-cell table:style-name="Table24.B2" office:value-type="string">
            <text:p text:style-name="P125">Size of a DKey.</text:p>
          </table:table-cell>
        </table:table-row>
        <table:table-row table:style-name="Table24.1">
          <table:table-cell table:style-name="Table24.A2" office:value-type="string">
            <text:p text:style-name="P121">IsTableOfIncidentsUsed</text:p>
          </table:table-cell>
          <table:table-cell table:style-name="Table24.B2" office:value-type="string">
            <text:p text:style-name="P126">A flag which enables table of incidents. This setting must be synchroni<text:span text:style-name="T63">s</text:span>ed with the firewall of the Gateway module.</text:p>
          </table:table-cell>
        </table:table-row>
        <table:table-row table:style-name="Table24.1">
          <table:table-cell table:style-name="Table24.A2" office:value-type="string">
            <text:p text:style-name="P121">BlockTimePerIncident</text:p>
          </table:table-cell>
          <table:table-cell table:style-name="Table24.B2" office:value-type="string">
            <text:p text:style-name="P126">A set of configurations of block time per each incident type. In seconds.</text:p>
          </table:table-cell>
        </table:table-row>
        <table:table-row table:style-name="Table24.1">
          <table:table-cell table:style-name="Table24.A2" office:value-type="string">
            <text:p text:style-name="P121">IsDebugMode</text:p>
          </table:table-cell>
          <table:table-cell table:style-name="Table24.B2" office:value-type="string">
            <text:p text:style-name="P121">Debug mode flag.</text:p>
          </table:table-cell>
        </table:table-row>
      </table:table>
      <text:p text:style-name="P127"/>
      <text:p text:style-name="P128">[*] - This setting must be synchroni<text:span text:style-name="T63">s</text:span>ed with <text:span text:style-name="T76">other </text:span>module<text:span text:style-name="T76">s</text:span>.</text:p>
      <text:h text:style-name="P129" text:outline-level="1"><text:bookmark-start text:name="__RefHeading___Toc2799_1627536955 Copy 1 Copy 1"/><text:span text:style-name="T49">1</text:span><text:span text:style-name="T83">2</text:span>. <text:span text:style-name="T83">Subscription </text:span>Module<text:bookmark-end text:name="__RefHeading___Toc2799_1627536955 Copy 1 Copy 1"/></text:h>
      <text:p text:style-name="P130">The Subscription<text:span text:style-name="T77"> </text:span>Module deals with <text:span text:style-name="T83">subscriptions. Users of the system can subscribe to threads and get notifications about these threads.</text:span></text:p>
      <text:h text:style-name="P131" text:outline-level="2"><text:bookmark-start text:name="__RefHeading___Toc2801_1627536955 Copy 1 Copy 1"/><text:span text:style-name="T84">Subscription</text:span> module functions<text:bookmark-end text:name="__RefHeading___Toc2801_1627536955 Copy 1 Copy 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2">C</text:p>
          </table:table-cell>
          <table:table-cell table:style-name="Table25.A1" office:value-type="string">
            <text:p text:style-name="P132">Function</text:p>
          </table:table-cell>
          <table:table-cell table:style-name="Table25.C1" office:value-type="string">
            <text:p text:style-name="P132">Description</text:p>
          </table:table-cell>
        </table:table-row>
        <table:table-row table:style-name="Table25.1">
          <table:table-cell table:style-name="Table25.A2" office:value-type="string">
            <text:p text:style-name="P133">P</text:p>
          </table:table-cell>
          <table:table-cell table:style-name="Table25.A2" office:value-type="string">
            <text:p text:style-name="P133">Ping</text:p>
          </table:table-cell>
          <table:table-cell table:style-name="Table25.C2" office:value-type="string">
            <text:p text:style-name="P133">Service liveness.</text:p>
          </table:table-cell>
        </table:table-row>
        <table:table-row table:style-name="Table25.1">
          <table:table-cell table:style-name="Table25.A2" table:number-rows-spanned="13" office:value-type="string">
            <text:p text:style-name="P133">S</text:p>
          </table:table-cell>
          <table:table-cell table:style-name="Table25.A2" office:value-type="string">
            <text:p text:style-name="P134">AddSubscription</text:p>
          </table:table-cell>
          <table:table-cell table:style-name="Table25.C2" office:value-type="string">
            <text:p text:style-name="P133"><text:span text:style-name="T71">Creates </text:span>a new <text:span text:style-name="T84">subscription</text:span><text:span text:style-name="T71"> for a user.</text:span></text:p>
          </table:table-cell>
        </table:table-row>
        <table:table-row table:style-name="Table25.1">
          <table:covered-table-cell table:style-name="Table25.A2"/>
          <table:table-cell table:style-name="Table25.A2" office:value-type="string">
            <text:p text:style-name="P134">IsSelfSubscribed</text:p>
          </table:table-cell>
          <table:table-cell table:style-name="Table25.C2" office:value-type="string">
            <text:p text:style-name="P133"><text:span text:style-name="T85">C</text:span>hecks whether the caller user has a subscription to the thread.</text:p>
          </table:table-cell>
        </table:table-row>
        <table:table-row table:style-name="Table25.1">
          <table:covered-table-cell table:style-name="Table25.A2"/>
          <table:table-cell table:style-name="Table25.A2" office:value-type="string">
            <text:p text:style-name="P134">IsUserSubscribed</text:p>
          </table:table-cell>
          <table:table-cell table:style-name="Table25.C2" office:value-type="string">
            <text:p text:style-name="P133"><text:span text:style-name="T85">C</text:span>hecks whether the user has a subscription to the thread.</text:p>
          </table:table-cell>
        </table:table-row>
        <table:table-row table:style-name="Table25.1">
          <table:covered-table-cell table:style-name="Table25.A2"/>
          <table:table-cell table:style-name="Table25.A2" office:value-type="string">
            <text:p text:style-name="P134">CountSelfSubscriptions</text:p>
          </table:table-cell>
          <table:table-cell table:style-name="Table25.C2" office:value-type="string">
            <text:p text:style-name="P135"><text:span text:style-name="T1">Counts </text:span><text:span text:style-name="T86">subscriptions </text:span><text:span text:style-name="T87">of the current user.</text:span></text:p>
          </table:table-cell>
        </table:table-row>
        <table:table-row table:style-name="Table25.1">
          <table:covered-table-cell table:style-name="Table25.A2"/>
          <table:table-cell table:style-name="Table25.A2" office:value-type="string">
            <text:p text:style-name="P136">GetSelfSubscriptions</text:p>
          </table:table-cell>
          <table:table-cell table:style-name="Table25.C2" office:value-type="string">
            <text:p text:style-name="P137">Reads a <text:span text:style-name="T86">list of subscriptions </text:span><text:span text:style-name="T87">of the current user.</text:span></text:p>
          </table:table-cell>
        </table:table-row>
        <table:table-row table:style-name="Table25.1">
          <table:covered-table-cell table:style-name="Table25.A2"/>
          <table:table-cell table:style-name="Table25.A2" office:value-type="string">
            <text:p text:style-name="P136">GetSelfSubscriptionsOnPage</text:p>
          </table:table-cell>
          <table:table-cell table:style-name="Table25.C2" office:value-type="string">
            <text:p text:style-name="P138">Reads a <text:span text:style-name="T88">paginated </text:span><text:span text:style-name="T86">list of subscriptions </text:span><text:span text:style-name="T87">of the current user.</text:span></text:p>
          </table:table-cell>
        </table:table-row>
        <table:table-row table:style-name="Table25.1">
          <table:covered-table-cell table:style-name="Table25.A2"/>
          <table:table-cell table:style-name="Table25.A2" office:value-type="string">
            <text:p text:style-name="P136"><text:span text:style-name="T86">GetUser</text:span>Subscription<text:span text:style-name="T86">s</text:span></text:p>
          </table:table-cell>
          <table:table-cell table:style-name="Table25.C2" office:value-type="string">
            <text:p text:style-name="P139">Reads a <text:span text:style-name="T86">list of user’s subscriptions.</text:span></text:p>
          </table:table-cell>
        </table:table-row>
        <table:table-row table:style-name="Table25.1">
          <table:covered-table-cell table:style-name="Table25.A2"/>
          <table:table-cell table:style-name="Table25.A2" office:value-type="string">
            <text:p text:style-name="P136">GetUserSubscriptionsOnPage</text:p>
          </table:table-cell>
          <table:table-cell table:style-name="Table25.C2" office:value-type="string">
            <text:p text:style-name="P140">Reads a <text:span text:style-name="T88">paginated </text:span><text:span text:style-name="T86">list of user’s subscriptions.</text:span></text:p>
          </table:table-cell>
        </table:table-row>
        <table:table-row table:style-name="Table25.1">
          <table:covered-table-cell table:style-name="Table25.A2"/>
          <table:table-cell table:style-name="Table25.A2" office:value-type="string">
            <text:p text:style-name="P141"><text:span text:style-name="T86">Get</text:span><text:span text:style-name="T89">Thread</text:span>Subscr<text:span text:style-name="T89">ibers</text:span><text:span text:style-name="T90">S</text:span></text:p>
          </table:table-cell>
          <table:table-cell table:style-name="Table25.C2" office:value-type="string">
            <text:p text:style-name="P142">Reads a <text:span text:style-name="T86">list of user</text:span><text:span text:style-name="T89">s</text:span><text:span text:style-name="T86"> subscri</text:span><text:span text:style-name="T89">bed to the specified thread. </text:span>This method is used by the system.</text:p>
          </table:table-cell>
        </table:table-row>
        <table:table-row table:style-name="Table25.1">
          <table:covered-table-cell table:style-name="Table25.A2"/>
          <table:table-cell table:style-name="Table25.A2" office:value-type="string">
            <text:p text:style-name="P143">DeleteSelfSubscription</text:p>
          </table:table-cell>
          <table:table-cell table:style-name="Table25.C2" office:value-type="string">
            <text:p text:style-name="P144">Deletes a <text:span text:style-name="T91">user’</text:span><text:span text:style-name="T92">s</text:span><text:span text:style-name="T91"> </text:span><text:span text:style-name="T93">self </text:span><text:span text:style-name="T86">subscription</text:span>.</text:p>
          </table:table-cell>
        </table:table-row>
        <table:table-row table:style-name="Table25.1">
          <table:covered-table-cell table:style-name="Table25.A2"/>
          <table:table-cell table:style-name="Table25.A2" office:value-type="string">
            <text:p text:style-name="P143">Delete<text:span text:style-name="T94">Subscription</text:span></text:p>
          </table:table-cell>
          <table:table-cell table:style-name="Table25.C2" office:value-type="string">
            <text:p text:style-name="P145">Deletes a <text:span text:style-name="T91">user’</text:span><text:span text:style-name="T92">s</text:span><text:span text:style-name="T91"> </text:span><text:span text:style-name="T86">subscription</text:span>.</text:p>
          </table:table-cell>
        </table:table-row>
        <table:table-row table:style-name="Table25.1">
          <table:covered-table-cell table:style-name="Table25.A2"/>
          <table:table-cell table:style-name="Table25.A2" office:value-type="string">
            <text:p text:style-name="P146"><text:span text:style-name="T94">DeleteSubscription</text:span><text:span text:style-name="T95">S</text:span></text:p>
          </table:table-cell>
          <table:table-cell table:style-name="Table25.C2" office:value-type="string">
            <text:p text:style-name="P147">Deletes a <text:span text:style-name="T91">user’</text:span><text:span text:style-name="T92">s</text:span><text:span text:style-name="T91"> </text:span><text:span text:style-name="T86">subscription</text:span>. This method is used by the system.</text:p>
          </table:table-cell>
        </table:table-row>
        <table:table-row table:style-name="Table25.1">
          <table:covered-table-cell table:style-name="Table25.A2"/>
          <table:table-cell table:style-name="Table25.A2" office:value-type="string">
            <text:p text:style-name="P148"><text:span text:style-name="T95">C</text:span><text:span text:style-name="T94">learThreadSubscriptions</text:span><text:span text:style-name="T96">S</text:span></text:p>
          </table:table-cell>
          <table:table-cell table:style-name="Table25.C2" office:value-type="string">
            <text:p text:style-name="P149">Clears remains of subscriptions of a deleted thread. <text:span text:style-name="T71">This method is used by the system.</text:span></text:p>
          </table:table-cell>
        </table:table-row>
        <table:table-row table:style-name="Table25.1">
          <table:table-cell table:style-name="Table25.A2" table:number-rows-spanned="3" office:value-type="string">
            <text:p text:style-name="P133">O</text:p>
          </table:table-cell>
          <table:table-cell table:style-name="Table25.A2" office:value-type="string">
            <text:p text:style-name="P133">GetDKey</text:p>
          </table:table-cell>
          <table:table-cell table:style-name="Table25.C2" office:value-type="string">
            <text:p text:style-name="P150">Gets the D<text:span text:style-name="T73">K</text:span>ey.</text:p>
          </table:table-cell>
        </table:table-row>
        <table:table-row table:style-name="Table25.1">
          <table:covered-table-cell table:style-name="Table25.A2"/>
          <table:table-cell table:style-name="Table25.A2" office:value-type="string">
            <text:p text:style-name="P133">ShowDiagnosticData</text:p>
          </table:table-cell>
          <table:table-cell table:style-name="Table25.C2" office:value-type="string">
            <text:p text:style-name="P151">Shows diagnostic information.</text:p>
          </table:table-cell>
        </table:table-row>
        <table:table-row table:style-name="Table25.1">
          <table:covered-table-cell table:style-name="Table25.A2"/>
          <table:table-cell table:style-name="Table25.A2" office:value-type="string">
            <text:p text:style-name="P133">Test*</text:p>
          </table:table-cell>
          <table:table-cell table:style-name="Table25.C2" office:value-type="string">
            <text:p text:style-name="P151">Performs a test.</text:p>
          </table:table-cell>
        </table:table-row>
      </table:table>
      <text:p text:style-name="P152"/>
      <text:p text:style-name="P152">[*] – Function is available only in debug mode.</text:p>
      <text:h text:style-name="P153" text:outline-level="2"><text:bookmark-start text:name="__RefHeading___Toc2803_1627536955 Copy 1 Copy 1"/>System settings<text:bookmark-end text:name="__RefHeading___Toc2803_1627536955 Copy 1 Copy 1"/></text:h>
      <text:p text:style-name="P154">Following system settings are available for the Subscription <text:span text:style-name="T74">m</text:span>odule.</text:p>
      <table:table table:name="Table26" table:style-name="Table26">
        <table:table-column table:style-name="Table26.A"/>
        <table:table-column table:style-name="Table26.B"/>
        <table:table-row table:style-name="Table26.1">
          <table:table-cell table:style-name="Table26.A1" office:value-type="string">
            <text:p text:style-name="P155">Setting</text:p>
          </table:table-cell>
          <table:table-cell table:style-name="Table26.B1" office:value-type="string">
            <text:p text:style-name="P155">Description</text:p>
          </table:table-cell>
        </table:table-row>
        <table:table-row table:style-name="Table26.1">
          <table:table-cell table:style-name="Table26.A2" office:value-type="string">
            <text:p text:style-name="P121">PageSize<text:span text:style-name="T82">*</text:span></text:p>
          </table:table-cell>
          <table:table-cell table:style-name="Table26.B2" office:value-type="string">
            <text:p text:style-name="P124">Page size for pagination of items.</text:p>
          </table:table-cell>
        </table:table-row>
        <table:table-row table:style-name="Table26.1">
          <table:table-cell table:style-name="Table26.A2" office:value-type="string">
            <text:p text:style-name="P156">DKeySize</text:p>
          </table:table-cell>
          <table:table-cell table:style-name="Table26.B2" office:value-type="string">
            <text:p text:style-name="P157">Size of a DKey.</text:p>
          </table:table-cell>
        </table:table-row>
        <table:table-row table:style-name="Table26.1">
          <table:table-cell table:style-name="Table26.A2" office:value-type="string">
            <text:p text:style-name="P156">IsDebugMode</text:p>
          </table:table-cell>
          <table:table-cell table:style-name="Table26.B2" office:value-type="string">
            <text:p text:style-name="P156">Debug mode flag.</text:p>
          </table:table-cell>
        </table:table-row>
      </table:table>
      <text:p text:style-name="P158"/>
      <text:p text:style-name="P159">[*] - This setting must be synchroni<text:span text:style-name="T63">s</text:span>ed with <text:span text:style-name="T76">other </text:span>module<text:span text:style-name="T76">s</text:span>.</text:p>
      <text:h text:style-name="P23" text:outline-level="1"><text:bookmark-start text:name="__RefHeading___Toc2805_1627536955"/>1<text:span text:style-name="T84">3</text:span>. Gateway Module<text:bookmark-end text:name="__RefHeading___Toc2805_1627536955"/></text:h>
      <text:p text:style-name="Text_20_body"><text:span text:style-name="T33">Gateway Module accepts incoming </text:span><text:span text:style-name="T97">HTTPS</text:span><text:span text:style-name="T33">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97">IP </text:span><text:span text:style-name="T33">addresses. This list may be changed by the Access Control Module with the help of </text:span><text:span text:style-name="T97">JSON RPC </text:span><text:span text:style-name="T98">M1</text:span><text:span text:style-name="T33"> protocol. </text:span></text:p>
      <text:p text:style-name="Text_20_body"><text:span text:style-name="T33">Incoming requests made by external clients via the </text:span><text:span text:style-name="T97">HTTPS</text:span><text:span text:style-name="T33"> protocol are first analysed by their </text:span><text:span text:style-name="T97">IP </text:span><text:span text:style-name="T33">address. Those requests which are made from unblocked </text:span><text:span text:style-name="T97">IP</text:span><text:span text:style-name="T33"> addresses are redirected to other modules, such as ACM or Message Module, depending on their contents.</text:span></text:p>
      <text:p text:style-name="P81">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4">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4">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81">Following system settings are available for the Gateway module.</text:p>
      <table:table table:name="Table19" table:style-name="Table19">
        <table:table-column table:style-name="Table19.A"/>
        <table:table-column table:style-name="Table19.B"/>
        <text:soft-page-break/>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60">SettingsVersion</text:p>
          </table:table-cell>
          <table:table-cell table:style-name="Table19.B2" office:value-type="string">
            <text:p text:style-name="P160">Version number of API settings.</text:p>
          </table:table-cell>
        </table:table-row>
        <table:table-row table:style-name="Table19.1">
          <table:table-cell table:style-name="Table19.A2" office:value-type="string">
            <text:p text:style-name="P15">SiteName<text:span text:style-name="T76">*</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76">*</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63">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4">IP</text:span> address. '1' means that <text:span text:style-name="T4">IP</text:span> address is taken directly from the client's address of the <text:span text:style-name="T4">HTTP</text:span> request; '2' means that <text:span text:style-name="T4">IP</text:span> address is taken from the custom <text:span text:style-name="T4">HTTP</text:span> header which is configured by the <text:span text:style-name="T4">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4">HTTP</text:span> header used as a source of client's <text:span text:style-name="T4">IP</text:span> address. This setting is used only when <text:span text:style-name="T4">ClientIPAddressSource</text:span> is set to '2'.</text:p>
          </table:table-cell>
        </table:table-row>
        <table:table-row table:style-name="Table19.1">
          <table:table-cell table:style-name="Table19.A2" office:value-type="string">
            <text:p text:style-name="P161">CaptchaImgServerHost<text:span text:style-name="T99">*</text:span></text:p>
          </table:table-cell>
          <table:table-cell table:style-name="Table19.B2" office:value-type="string">
            <text:p text:style-name="P162">Host name of the server providing captcha images.</text:p>
          </table:table-cell>
        </table:table-row>
        <table:table-row table:style-name="Table19.1">
          <table:table-cell table:style-name="Table19.A2" office:value-type="string">
            <text:p text:style-name="P161">CaptchaImgServerPort<text:span text:style-name="T99">*</text:span></text:p>
          </table:table-cell>
          <table:table-cell table:style-name="Table19.B2" office:value-type="string">
            <text:p text:style-name="P162">Port number of the server providing captcha images.</text:p>
          </table:table-cell>
        </table:table-row>
        <table:table-row table:style-name="Table19.1">
          <table:table-cell table:style-name="Table19.A2" office:value-type="string">
            <text:p text:style-name="P161">CaptchaFolder</text:p>
          </table:table-cell>
          <table:table-cell table:style-name="Table19.B2" office:value-type="string">
            <text:p text:style-name="P163">An URL <text:span text:style-name="T100">folder</text:span> of the <text:span text:style-name="T101">captcha handler</text:span>. <text:span text:style-name="T102">Recommended value: "</text:span><text:span text:style-name="T101">captcha</text:span><text:span text:style-name="T102">".</text:span></text:p>
          </table:table-cell>
        </table:table-row>
        <table:table-row table:style-name="Table19.1">
          <table:table-cell table:style-name="Table19.A2" office:value-type="string">
            <text:p text:style-name="P15">SessionMaxDuration<text:span text:style-name="T103">*</text:span></text:p>
          </table:table-cell>
          <table:table-cell table:style-name="Table19.B2" office:value-type="string">
            <text:p text:style-name="P82">Maximum duration of a session.</text:p>
          </table:table-cell>
        </table:table-row>
        <table:table-row table:style-name="Table19.1">
          <table:table-cell table:style-name="Table19.A2" office:value-type="string">
            <text:p text:style-name="P164">MessageEditTime<text:span text:style-name="T75">*</text:span></text:p>
          </table:table-cell>
          <table:table-cell table:style-name="Table19.B2" office:value-type="string">
            <text:p text:style-name="P16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64">PageSize<text:span text:style-name="T75">*</text:span></text:p>
          </table:table-cell>
          <table:table-cell table:style-name="Table19.B2" office:value-type="string">
            <text:p text:style-name="P165">Page size for pagination of items.</text:p>
          </table:table-cell>
        </table:table-row>
        <table:table-row table:style-name="Table19.1">
          <table:table-cell table:style-name="Table19.A2" office:value-type="string">
            <text:p text:style-name="P161">Api<text:span text:style-name="T104">Folder</text:span></text:p>
          </table:table-cell>
          <table:table-cell table:style-name="Table19.B2" office:value-type="string">
            <text:p text:style-name="P166">An URL <text:span text:style-name="T104">folder</text:span> of the <text:span text:style-name="T105">system API</text:span>. <text:span text:style-name="T102">Recommended value: "</text:span><text:span text:style-name="T105">api</text:span><text:span text:style-name="T102">".</text:span></text:p>
          </table:table-cell>
        </table:table-row>
        <table:table-row table:style-name="Table19.1">
          <table:table-cell table:style-name="Table19.A2" office:value-type="string">
            <text:p text:style-name="P164"><text:span text:style-name="T106">P</text:span>ublicSettingsFileName</text:p>
          </table:table-cell>
          <table:table-cell table:style-name="Table19.B2" office:value-type="string">
            <text:p text:style-name="P167">Name of a virtual file containing public settings of the product. Typical name is <text:span text:style-name="T102">"</text:span>settings.json<text:span text:style-name="T102">".</text:span></text:p>
          </table:table-cell>
        </table:table-row>
        <table:table-row table:style-name="Table19.1">
          <table:table-cell table:style-name="Table19.A2" office:value-type="string">
            <text:p text:style-name="P168">IsFrontEndEnabled*<text:span text:style-name="T76">*</text:span></text:p>
          </table:table-cell>
          <table:table-cell table:style-name="Table19.B2" office:value-type="string">
            <text:p text:style-name="P168">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69">An URL <text:span text:style-name="T107">folder</text:span> <text:span text:style-name="T107">containing static files required for functioning of the </text:span>front end part. <text:span text:style-name="T102">Recommended value: "</text:span><text:span text:style-name="T107">fe</text:span><text:span text:style-name="T102">".</text:span></text:p>
          </table:table-cell>
        </table:table-row>
        <table:table-row table:style-name="Table19.1">
          <table:table-cell table:style-name="Table19.A2" office:value-type="string">
            <text:p text:style-name="P164">FrontEndAssetsFolder</text:p>
          </table:table-cell>
          <table:table-cell table:style-name="Table19.B2" office:value-type="string">
            <text:p text:style-name="P170"><text:span text:style-name="T108">Path to a </text:span><text:span text:style-name="T109">local </text:span><text:span text:style-name="T108">folder containing front end assets</text:span>. Typical <text:span text:style-name="T108">path </text:span>is <text:span text:style-name="T102">"</text:span><text:span text:style-name="T108">assets\frontend</text:span><text:span text:style-name="T102">".</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71"><text:span text:style-name="T110">Developer </text:span>mode flag.</text:p>
          </table:table-cell>
        </table:table-row>
        <table:table-row table:style-name="Table19.1">
          <table:table-cell table:style-name="Table19.A2" office:value-type="string">
            <text:p text:style-name="P168">DevModeHttpHeaderAccessControlAllowOrigin</text:p>
          </table:table-cell>
          <table:table-cell table:style-name="Table19.B2" office:value-type="string">
            <text:p text:style-name="P172">Value of the <text:span text:style-name="T4">HTTP</text:span> <text:span text:style-name="T4">'Access-Control-Allow-Origin'</text:span> header for the developer mode.</text:p>
          </table:table-cell>
        </table:table-row>
      </table:table>
      <text:p text:style-name="Text_20_body"/>
      <text:p text:style-name="P173">[*] - This setting must be synchroni<text:span text:style-name="T63">s</text:span>ed with <text:span text:style-name="T76">other </text:span>module<text:span text:style-name="T76">s</text:span>.</text:p>
      <text:p text:style-name="P174">[*<text:span text:style-name="T76">*</text:span>] – F<text:span text:style-name="T111">ront end is the part of the system which serves </text:span><text:span text:style-name="T112">HTML</text:span><text:span text:style-name="T111"> files, </text:span><text:span text:style-name="T112">JavaScript</text:span><text:span text:style-name="T111"> scripts, static files and other assets required to load the initial web page which makes requests to the API of the system. This front end is optional, i.e. it may be switched off. </text:span><text:span text:style-name="T113">Usually you switch off the built-in </text:span><text:soft-page-break/><text:span text:style-name="T113">front end part</text:span><text:span text:style-name="T111"> </text:span><text:span text:style-name="T113">when </text:span><text:span text:style-name="T111">you need to use an external front end implemented in a separate application, such as a </text:span><text:span text:style-name="T113">mobile or a </text:span><text:span text:style-name="T111">desktop client application written in </text:span><text:span text:style-name="T112">C#</text:span><text:span text:style-name="T111">, </text:span><text:span text:style-name="T112">Java</text:span><text:span text:style-name="T111"> or any other programming language.</text:span></text:p>
      <text:h text:style-name="P23" text:outline-level="1"><text:bookmark-start text:name="__RefHeading___Toc2811_1627536955"/>1<text:span text:style-name="T84">4</text:span>. Technical characteristics<text:bookmark-end text:name="__RefHeading___Toc2811_1627536955"/></text:h>
      <text:p text:style-name="P81">Below are described some of the technical characteristics of the <text:span text:style-name="T4">SimpleBB</text:span> <text:span text:style-name="T114">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4">SimpleBB</text:span> is written in <text:span text:style-name="T4">Go</text:span> programming language and uses micro service architecture.</text:p>
      <text:p text:style-name="P175">If you are used to the <text:span text:style-name="T4">phpBB</text:span> forum and <text:span text:style-name="T4">PHP</text:span> programming language itself, there are several major differences between <text:span text:style-name="T4">phpBB</text:span> and <text:span text:style-name="T4">SimpleBB</text:span> which must be noted.</text:p>
      <text:list text:style-name="L2">
        <text:list-item>
          <text:p text:style-name="P176"><text:span text:style-name="T4">PHP</text:span> programming language is a scripting language. It is used for interpreted scripts, not for compiled programs.</text:p>
        </text:list-item>
        <text:list-item>
          <text:p text:style-name="P176"><text:span text:style-name="T4">PHP </text:span>programming language is not used for persistent runtime executables. <text:span text:style-name="T4">PHP</text:span> scripts are executed from time to time. Programs written with <text:span text:style-name="T4">Go</text:span> language instead are always running in the background as all normal executable programs and services do.</text:p>
        </text:list-item>
        <text:list-item>
          <text:p text:style-name="P176"><text:span text:style-name="T4">PHP</text:span> programming language does not allow modularity and separation of a product into several services. <text:span text:style-name="T4">Go</text:span> language encourages creation of products which consist of several separate services.</text:p>
        </text:list-item>
      </text:list>
      <text:p text:style-name="P9"><text:span text:style-name="T17">Though various programming languages have a lot in common, </text:span><text:span text:style-name="T18">PHP</text:span><text:span text:style-name="T17"> language does not allow to write programs which are compact and easy to maintain because all products written in </text:span><text:span text:style-name="T18">PHP</text:span><text:span text:style-name="T17"> are monolithic. </text:span></text:p>
      <text:p text:style-name="P9"><text:span text:style-name="T17">It is also worth mentioning that programs written in micro service style (or architecture) have a drawback, which did not exist in </text:span><text:span text:style-name="T18">phpBB</text:span><text:span text:style-name="T17"> – micro services are difficult to start and stop. Moreover, communication between micro services requires additional efforts from developers and testers. So, if you are a </text:span><text:span text:style-name="T18">PHP</text:span><text:span text:style-name="T17"> person, you will find this product a little bit strange at first time.</text:span></text:p>
      <text:p text:style-name="P9"><text:span text:style-name="T17">The </text:span><text:span text:style-name="T18">SimpleBB</text:span><text:span text:style-name="T17"> engine accepts clients' requests and provides response in a more convenient ways than those old school scripts written in </text:span><text:span text:style-name="T18">PHP</text:span><text:span text:style-name="T17">. Every time you use </text:span><text:span text:style-name="T18">phpBB</text:span><text:span text:style-name="T17">, it flushes a big bucket of cold water on you, and this water consists of huge </text:span><text:span text:style-name="T18">HTML</text:span><text:span text:style-name="T17"> pages at which you can stare for hours searching for something. The </text:span><text:span text:style-name="T18">SimpleBB</text:span><text:span text:style-name="T17"> engine provides response in a much easier way – it shows you a quite compact and convenient </text:span><text:span text:style-name="T18">JSON</text:span><text:span text:style-name="T17"> file which is easy to read and understand. Data taken from </text:span><text:span text:style-name="T18">JSON </text:span><text:span text:style-name="T17">files can be easily parsed and used with a front end written in </text:span><text:span text:style-name="T18">JavaScript, Java, C#</text:span><text:span text:style-name="T17">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4">SimpleBB</text:span> forum engine uses a very simplistic approach to everything, and scaling is not an exception. The engine allows each server to be run only in a single instance. This is done in order to make everything simple and robust. </text:p>
      <text:h text:style-name="P177" text:outline-level="2"><text:bookmark-start text:name="__RefHeading___Toc2817_1627536955"/>Logics<text:bookmark-end text:name="__RefHeading___Toc2817_1627536955"/></text:h>
      <text:p text:style-name="P9">All the logics is used on an application level. Logics is almost not used on the level of <text:span text:style-name="T4">SQL</text:span> database server and this done on purpose – this makes the product very simple, easy to maintain and reliable. </text:p>
      <text:p text:style-name="P9"><text:soft-page-break/>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4">SQL</text:span> transactions mixed with logics on an application level. Technically, <text:span text:style-name="T4">SQL</text:span> forbids to return multiple results (inserted row IDs and affected row counts) in a complex transaction, forcing programmers to move all the application logics to the <text:span text:style-name="T4">SQL</text:span> database level. In most cases this leads to difficulties of code inspections and debugging, while <text:span text:style-name="T4">Go</text:span> language and <text:span text:style-name="T4">SQL</text:span> language are totally different programming languages. </text:p>
      <text:p text:style-name="P9">This product is very simple and requires no knowledge of writing ugly and monster-like functions and procedures in specific dialects of <text:span text:style-name="T4">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4">SQL</text:span> procedures that try to suck all the application logics in themselves, it is much easier to clean a redundant database entry than to support all the <text:span text:style-name="T4">SQL </text:span>dialects.</text:p>
      <text:h text:style-name="P177"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4">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115">S</text:span>ystem's important roles such as <text:span text:style-name="User_20_Role"><text:span text:style-name="T116">Moderator</text:span></text:span><text:span text:style-name="T117"> and </text:span><text:span text:style-name="User_20_Role"><text:span text:style-name="T116">Administrator</text:span></text:span> are protected from all the system users, i.e. it is not possible to gain access to these roles using the API. Such roles are attached to users in a configuration file of the ACM module. No such feature was used in the <text:span text:style-name="T4">phpBB</text:span> forum engine as far as we know.</text:p>
      <text:h text:style-name="P177" text:outline-level="2"><text:bookmark-start text:name="__RefHeading___Toc2821_1627536955"/>Installation and configuration<text:bookmark-end text:name="__RefHeading___Toc2821_1627536955"/></text:h>
      <text:p text:style-name="P9">The <text:span text:style-name="T4">SimpleBB</text:span> engine does not have installation scripts as <text:span text:style-name="T4">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20</text:page-number><text:s/><text:span text:style-name="MT1">of </text:span><text:span text:style-name="MT1"><text:page-count>20</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2.1$Windows_X86_64 LibreOffice_project/0f794b6e29741098670a3b95d60478a65d05ef13</meta:generator>
    <meta:document-statistic meta:table-count="27" meta:image-count="0" meta:object-count="0" meta:page-count="20" meta:paragraph-count="1124" meta:word-count="5577" meta:character-count="34160" meta:non-whitespace-character-count="29673"/>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